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3.69pt" svg:y="1231.63pt">
            <loext:p draw:notify-on-update-of-ranges="EnergyVals.A1:EnergyVals.A101 EnergyVals.B1:EnergyVals.B101 EnergyVals.C1:EnergyVals.C101 EnergyVals.D1:EnergyVals.D101 EnergyVals.E1:EnergyVals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6" calcext:value-type="float">
            <text:p>11.7028555056</text:p>
          </table:table-cell>
          <table:table-cell office:value-type="float" office:value="0.0000000000316672993942" calcext:value-type="float">
            <text:p>3.16672993942E-11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8.20204622527" calcext:value-type="float">
            <text:p>8.202046225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11.7028044426" calcext:value-type="float">
            <text:p>11.7028044426</text:p>
          </table:table-cell>
          <table:table-cell office:value-type="float" office:value="0.0017195340617" calcext:value-type="float">
            <text:p>0.0017195341</text:p>
          </table:table-cell>
          <table:table-cell office:value-type="float" office:value="11.7010849086" calcext:value-type="float">
            <text:p>11.7010849086</text:p>
          </table:table-cell>
          <table:table-cell office:value-type="float" office:value="8.5058300024" calcext:value-type="float">
            <text:p>8.505830002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6945263" calcext:value-type="float">
            <text:p>11.7026945263</text:p>
          </table:table-cell>
          <table:table-cell office:value-type="float" office:value="0.0116108028462" calcext:value-type="float">
            <text:p>0.0116108028</text:p>
          </table:table-cell>
          <table:table-cell office:value-type="float" office:value="11.6910837234" calcext:value-type="float">
            <text:p>11.6910837234</text:p>
          </table:table-cell>
          <table:table-cell office:value-type="float" office:value="8.82086518933" calcext:value-type="float">
            <text:p>8.8208651893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11.7025749272" calcext:value-type="float">
            <text:p>11.7025749272</text:p>
          </table:table-cell>
          <table:table-cell office:value-type="float" office:value="0.0328109349237" calcext:value-type="float">
            <text:p>0.0328109349</text:p>
          </table:table-cell>
          <table:table-cell office:value-type="float" office:value="11.6697639923" calcext:value-type="float">
            <text:p>11.6697639923</text:p>
          </table:table-cell>
          <table:table-cell office:value-type="float" office:value="9.14756851082" calcext:value-type="float">
            <text:p>9.147568510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4768104" calcext:value-type="float">
            <text:p>11.7024768104</text:p>
          </table:table-cell>
          <table:table-cell office:value-type="float" office:value="0.0646397005392" calcext:value-type="float">
            <text:p>0.0646397005</text:p>
          </table:table-cell>
          <table:table-cell office:value-type="float" office:value="11.6378371099" calcext:value-type="float">
            <text:p>11.6378371099</text:p>
          </table:table-cell>
          <table:table-cell office:value-type="float" office:value="9.48637212609" calcext:value-type="float">
            <text:p>9.4863721261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11.7024169483" calcext:value-type="float">
            <text:p>11.7024169483</text:p>
          </table:table-cell>
          <table:table-cell office:value-type="float" office:value="0.104141867572" calcext:value-type="float">
            <text:p>0.1041418676</text:p>
          </table:table-cell>
          <table:table-cell office:value-type="float" office:value="11.5982750807" calcext:value-type="float">
            <text:p>11.5982750807</text:p>
          </table:table-cell>
          <table:table-cell office:value-type="float" office:value="9.83772420051" calcext:value-type="float">
            <text:p>9.837724200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400948" calcext:value-type="float">
            <text:p>11.702400948</text:p>
          </table:table-cell>
          <table:table-cell office:value-type="float" office:value="0.14730786543" calcext:value-type="float">
            <text:p>0.1473078654</text:p>
          </table:table-cell>
          <table:table-cell office:value-type="float" office:value="11.5550930825" calcext:value-type="float">
            <text:p>11.5550930825</text:p>
          </table:table-cell>
          <table:table-cell office:value-type="float" office:value="10.2020894984" calcext:value-type="float">
            <text:p>10.2020894984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11.7024261684" calcext:value-type="float">
            <text:p>11.7024261684</text:p>
          </table:table-cell>
          <table:table-cell office:value-type="float" office:value="0.190002331998" calcext:value-type="float">
            <text:p>0.190002332</text:p>
          </table:table-cell>
          <table:table-cell office:value-type="float" office:value="11.5124238364" calcext:value-type="float">
            <text:p>11.5124238364</text:p>
          </table:table-cell>
          <table:table-cell office:value-type="float" office:value="10.5799499977" calcext:value-type="float">
            <text:p>10.579949997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4842989" calcext:value-type="float">
            <text:p>11.7024842989</text:p>
          </table:table-cell>
          <table:table-cell office:value-type="float" office:value="0.228630056835" calcext:value-type="float">
            <text:p>0.2286300568</text:p>
          </table:table-cell>
          <table:table-cell office:value-type="float" office:value="11.473854242" calcext:value-type="float">
            <text:p>11.473854242</text:p>
          </table:table-cell>
          <table:table-cell office:value-type="float" office:value="10.9718055279" calcext:value-type="float">
            <text:p>10.9718055279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11.7025636499" calcext:value-type="float">
            <text:p>11.7025636499</text:p>
          </table:table-cell>
          <table:table-cell office:value-type="float" office:value="0.260568868226" calcext:value-type="float">
            <text:p>0.2605688682</text:p>
          </table:table-cell>
          <table:table-cell office:value-type="float" office:value="11.4419947817" calcext:value-type="float">
            <text:p>11.4419947817</text:p>
          </table:table-cell>
          <table:table-cell office:value-type="float" office:value="11.3781744307" calcext:value-type="float">
            <text:p>11.378174430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6511022" calcext:value-type="float">
            <text:p>11.7026511022</text:p>
          </table:table-cell>
          <table:table-cell office:value-type="float" office:value="0.284398997774" calcext:value-type="float">
            <text:p>0.2843989978</text:p>
          </table:table-cell>
          <table:table-cell office:value-type="float" office:value="11.4182521044" calcext:value-type="float">
            <text:p>11.4182521044</text:p>
          </table:table-cell>
          <table:table-cell office:value-type="float" office:value="11.799594246" calcext:value-type="float">
            <text:p>11.799594246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11.7027338071" calcext:value-type="float">
            <text:p>11.7027338071</text:p>
          </table:table-cell>
          <table:table-cell office:value-type="float" office:value="0.299958460448" calcext:value-type="float">
            <text:p>0.2999584604</text:p>
          </table:table-cell>
          <table:table-cell office:value-type="float" office:value="11.4027753466" calcext:value-type="float">
            <text:p>11.4027753466</text:p>
          </table:table-cell>
          <table:table-cell office:value-type="float" office:value="12.2366224229" calcext:value-type="float">
            <text:p>12.236622422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004832" calcext:value-type="float">
            <text:p>11.7028004832</text:p>
          </table:table-cell>
          <table:table-cell office:value-type="float" office:value="0.308254035312" calcext:value-type="float">
            <text:p>0.3082540353</text:p>
          </table:table-cell>
          <table:table-cell office:value-type="float" office:value="11.3945464479" calcext:value-type="float">
            <text:p>11.3945464479</text:p>
          </table:table-cell>
          <table:table-cell office:value-type="float" office:value="12.689837057" calcext:value-type="float">
            <text:p>12.689837057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11.7028424905" calcext:value-type="float">
            <text:p>11.7028424905</text:p>
          </table:table-cell>
          <table:table-cell office:value-type="float" office:value="0.311257234689" calcext:value-type="float">
            <text:p>0.3112572347</text:p>
          </table:table-cell>
          <table:table-cell office:value-type="float" office:value="11.3915852558" calcext:value-type="float">
            <text:p>11.3915852558</text:p>
          </table:table-cell>
          <table:table-cell office:value-type="float" office:value="13.1598376552" calcext:value-type="float">
            <text:p>13.159837655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45364" calcext:value-type="float">
            <text:p>11.7028545364</text:p>
          </table:table-cell>
          <table:table-cell office:value-type="float" office:value="0.311615042601" calcext:value-type="float">
            <text:p>0.3116150426</text:p>
          </table:table-cell>
          <table:table-cell office:value-type="float" office:value="11.3912394938" calcext:value-type="float">
            <text:p>11.3912394938</text:p>
          </table:table-cell>
          <table:table-cell office:value-type="float" office:value="13.6472459287" calcext:value-type="float">
            <text:p>13.6472459287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1.7028351341" calcext:value-type="float">
            <text:p>11.7028351341</text:p>
          </table:table-cell>
          <table:table-cell office:value-type="float" office:value="0.312304679354" calcext:value-type="float">
            <text:p>0.3123046794</text:p>
          </table:table-cell>
          <table:table-cell office:value-type="float" office:value="11.3905304547" calcext:value-type="float">
            <text:p>11.3905304547</text:p>
          </table:table-cell>
          <table:table-cell office:value-type="float" office:value="14.1527066152" calcext:value-type="float">
            <text:p>14.152706615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30076593" calcext:value-type="float">
            <text:p>11.7030076593</text:p>
          </table:table-cell>
          <table:table-cell office:value-type="float" office:value="0.31729895106" calcext:value-type="float">
            <text:p>0.3172989511</text:p>
          </table:table-cell>
          <table:table-cell office:value-type="float" office:value="11.3857087083" calcext:value-type="float">
            <text:p>11.3857087083</text:p>
          </table:table-cell>
          <table:table-cell office:value-type="float" office:value="14.676888332" calcext:value-type="float">
            <text:p>14.676888332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14.7776523133" calcext:value-type="float">
            <text:p>14.7776523133</text:p>
          </table:table-cell>
          <table:table-cell office:value-type="float" office:value="0.91098532759" calcext:value-type="float">
            <text:p>0.9109853276</text:p>
          </table:table-cell>
          <table:table-cell office:value-type="float" office:value="13.8666669857" calcext:value-type="float">
            <text:p>13.8666669857</text:p>
          </table:table-cell>
          <table:table-cell office:value-type="float" office:value="15.2204844606" calcext:value-type="float">
            <text:p>15.220484460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4.7797468862" calcext:value-type="float">
            <text:p>14.7797468862</text:p>
          </table:table-cell>
          <table:table-cell office:value-type="float" office:value="1.03070296181" calcext:value-type="float">
            <text:p>1.0307029618</text:p>
          </table:table-cell>
          <table:table-cell office:value-type="float" office:value="13.7490439244" calcext:value-type="float">
            <text:p>13.7490439244</text:p>
          </table:table-cell>
          <table:table-cell office:value-type="float" office:value="15.7842140632" calcext:value-type="float">
            <text:p>15.7842140632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14.7813888796" calcext:value-type="float">
            <text:p>14.7813888796</text:p>
          </table:table-cell>
          <table:table-cell office:value-type="float" office:value="1.19246030681" calcext:value-type="float">
            <text:p>1.1924603068</text:p>
          </table:table-cell>
          <table:table-cell office:value-type="float" office:value="13.5889285728" calcext:value-type="float">
            <text:p>13.5889285728</text:p>
          </table:table-cell>
          <table:table-cell office:value-type="float" office:value="16.3688228346" calcext:value-type="float">
            <text:p>16.368822834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.7807858358" calcext:value-type="float">
            <text:p>14.7807858358</text:p>
          </table:table-cell>
          <table:table-cell office:value-type="float" office:value="1.36572531645" calcext:value-type="float">
            <text:p>1.3657253165</text:p>
          </table:table-cell>
          <table:table-cell office:value-type="float" office:value="13.4150605194" calcext:value-type="float">
            <text:p>13.4150605194</text:p>
          </table:table-cell>
          <table:table-cell office:value-type="float" office:value="16.9750840884" calcext:value-type="float">
            <text:p>16.9750840884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4.7773969336" calcext:value-type="float">
            <text:p>14.7773969336</text:p>
          </table:table-cell>
          <table:table-cell office:value-type="float" office:value="1.50395244214" calcext:value-type="float">
            <text:p>1.5039524421</text:p>
          </table:table-cell>
          <table:table-cell office:value-type="float" office:value="13.2734444915" calcext:value-type="float">
            <text:p>13.2734444915</text:p>
          </table:table-cell>
          <table:table-cell office:value-type="float" office:value="17.6037997795" calcext:value-type="float">
            <text:p>17.603799779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4.7727388262" calcext:value-type="float">
            <text:p>14.7727388262</text:p>
          </table:table-cell>
          <table:table-cell office:value-type="float" office:value="1.57236104253" calcext:value-type="float">
            <text:p>1.5723610425</text:p>
          </table:table-cell>
          <table:table-cell office:value-type="float" office:value="13.2003777837" calcext:value-type="float">
            <text:p>13.2003777837</text:p>
          </table:table-cell>
          <table:table-cell office:value-type="float" office:value="18.2558015657" calcext:value-type="float">
            <text:p>18.2558015657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14.771067521" calcext:value-type="float">
            <text:p>14.771067521</text:p>
          </table:table-cell>
          <table:table-cell office:value-type="float" office:value="1.58914327984" calcext:value-type="float">
            <text:p>1.5891432798</text:p>
          </table:table-cell>
          <table:table-cell office:value-type="float" office:value="13.1819242412" calcext:value-type="float">
            <text:p>13.1819242412</text:p>
          </table:table-cell>
          <table:table-cell office:value-type="float" office:value="18.9319519069" calcext:value-type="float">
            <text:p>18.931951906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.7707943413" calcext:value-type="float">
            <text:p>14.7707943413</text:p>
          </table:table-cell>
          <table:table-cell office:value-type="float" office:value="1.60106244284" calcext:value-type="float">
            <text:p>1.6010624428</text:p>
          </table:table-cell>
          <table:table-cell office:value-type="float" office:value="13.1697318985" calcext:value-type="float">
            <text:p>13.1697318985</text:p>
          </table:table-cell>
          <table:table-cell office:value-type="float" office:value="19.6331452068" calcext:value-type="float">
            <text:p>19.6331452068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4.7705461064" calcext:value-type="float">
            <text:p>14.7705461064</text:p>
          </table:table-cell>
          <table:table-cell office:value-type="float" office:value="1.60935921598" calcext:value-type="float">
            <text:p>1.609359216</text:p>
          </table:table-cell>
          <table:table-cell office:value-type="float" office:value="13.1611868904" calcext:value-type="float">
            <text:p>13.1611868904</text:p>
          </table:table-cell>
          <table:table-cell office:value-type="float" office:value="20.3603089955" calcext:value-type="float">
            <text:p>20.360308995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4.7703806373" calcext:value-type="float">
            <text:p>14.7703806373</text:p>
          </table:table-cell>
          <table:table-cell office:value-type="float" office:value="1.61477267419" calcext:value-type="float">
            <text:p>1.6147726742</text:p>
          </table:table-cell>
          <table:table-cell office:value-type="float" office:value="13.1556079631" calcext:value-type="float">
            <text:p>13.1556079631</text:p>
          </table:table-cell>
          <table:table-cell office:value-type="float" office:value="21.1144051564" calcext:value-type="float">
            <text:p>21.1144051564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14.7702758759" calcext:value-type="float">
            <text:p>14.7702758759</text:p>
          </table:table-cell>
          <table:table-cell office:value-type="float" office:value="1.62432997033" calcext:value-type="float">
            <text:p>1.6243299703</text:p>
          </table:table-cell>
          <table:table-cell office:value-type="float" office:value="13.1459459055" calcext:value-type="float">
            <text:p>13.1459459055</text:p>
          </table:table-cell>
          <table:table-cell office:value-type="float" office:value="21.896431199" calcext:value-type="float">
            <text:p>21.89643119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.7701327883" calcext:value-type="float">
            <text:p>14.7701327883</text:p>
          </table:table-cell>
          <table:table-cell office:value-type="float" office:value="1.63554400239" calcext:value-type="float">
            <text:p>1.6355440024</text:p>
          </table:table-cell>
          <table:table-cell office:value-type="float" office:value="13.1345887859" calcext:value-type="float">
            <text:p>13.1345887859</text:p>
          </table:table-cell>
          <table:table-cell office:value-type="float" office:value="22.7074215778" calcext:value-type="float">
            <text:p>22.7074215778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14.7699755204" calcext:value-type="float">
            <text:p>14.7699755204</text:p>
          </table:table-cell>
          <table:table-cell office:value-type="float" office:value="1.64445631158" calcext:value-type="float">
            <text:p>1.6444563116</text:p>
          </table:table-cell>
          <table:table-cell office:value-type="float" office:value="13.1255192088" calcext:value-type="float">
            <text:p>13.1255192088</text:p>
          </table:table-cell>
          <table:table-cell office:value-type="float" office:value="23.5484490612" calcext:value-type="float">
            <text:p>23.548449061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4.7698224003" calcext:value-type="float">
            <text:p>14.7698224003</text:p>
          </table:table-cell>
          <table:table-cell office:value-type="float" office:value="1.64939508193" calcext:value-type="float">
            <text:p>1.6493950819</text:p>
          </table:table-cell>
          <table:table-cell office:value-type="float" office:value="13.1204273184" calcext:value-type="float">
            <text:p>13.1204273184</text:p>
          </table:table-cell>
          <table:table-cell office:value-type="float" office:value="24.4206261503" calcext:value-type="float">
            <text:p>24.4206261503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14.7696862025" calcext:value-type="float">
            <text:p>14.7696862025</text:p>
          </table:table-cell>
          <table:table-cell office:value-type="float" office:value="1.65039484636" calcext:value-type="float">
            <text:p>1.6503948464</text:p>
          </table:table-cell>
          <table:table-cell office:value-type="float" office:value="13.1192913561" calcext:value-type="float">
            <text:p>13.1192913561</text:p>
          </table:table-cell>
          <table:table-cell office:value-type="float" office:value="25.3251065504" calcext:value-type="float">
            <text:p>25.325106550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4.769474889" calcext:value-type="float">
            <text:p>14.769474889</text:p>
          </table:table-cell>
          <table:table-cell office:value-type="float" office:value="1.65925581919" calcext:value-type="float">
            <text:p>1.6592558192</text:p>
          </table:table-cell>
          <table:table-cell office:value-type="float" office:value="13.1102190698" calcext:value-type="float">
            <text:p>13.1102190698</text:p>
          </table:table-cell>
          <table:table-cell office:value-type="float" office:value="26.2630866974" calcext:value-type="float">
            <text:p>26.2630866974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14.7688294959" calcext:value-type="float">
            <text:p>14.7688294959</text:p>
          </table:table-cell>
          <table:table-cell office:value-type="float" office:value="1.66201303847" calcext:value-type="float">
            <text:p>1.6620130385</text:p>
          </table:table-cell>
          <table:table-cell office:value-type="float" office:value="13.1068164574" calcext:value-type="float">
            <text:p>13.1068164574</text:p>
          </table:table-cell>
          <table:table-cell office:value-type="float" office:value="27.2358073402" calcext:value-type="float">
            <text:p>27.23580734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4.2038553384" calcext:value-type="float">
            <text:p>24.2038553384</text:p>
          </table:table-cell>
          <table:table-cell office:value-type="float" office:value="3.0253496699" calcext:value-type="float">
            <text:p>3.0253496699</text:p>
          </table:table-cell>
          <table:table-cell office:value-type="float" office:value="21.1785056685" calcext:value-type="float">
            <text:p>21.1785056685</text:p>
          </table:table-cell>
          <table:table-cell office:value-type="float" office:value="28.2445551819" calcext:value-type="float">
            <text:p>28.2445551819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24.202059618" calcext:value-type="float">
            <text:p>24.202059618</text:p>
          </table:table-cell>
          <table:table-cell office:value-type="float" office:value="3.05649968422" calcext:value-type="float">
            <text:p>3.0564996842</text:p>
          </table:table-cell>
          <table:table-cell office:value-type="float" office:value="21.1455599338" calcext:value-type="float">
            <text:p>21.1455599338</text:p>
          </table:table-cell>
          <table:table-cell office:value-type="float" office:value="29.290664582" calcext:value-type="float">
            <text:p>29.29066458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4.2009934477" calcext:value-type="float">
            <text:p>24.2009934477</text:p>
          </table:table-cell>
          <table:table-cell office:value-type="float" office:value="3.07158745454" calcext:value-type="float">
            <text:p>3.0715874545</text:p>
          </table:table-cell>
          <table:table-cell office:value-type="float" office:value="21.1294059932" calcext:value-type="float">
            <text:p>21.1294059932</text:p>
          </table:table-cell>
          <table:table-cell office:value-type="float" office:value="30.3755193215" calcext:value-type="float">
            <text:p>30.3755193215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24.2003572646" calcext:value-type="float">
            <text:p>24.2003572646</text:p>
          </table:table-cell>
          <table:table-cell office:value-type="float" office:value="3.07000857136" calcext:value-type="float">
            <text:p>3.0700085714</text:p>
          </table:table-cell>
          <table:table-cell office:value-type="float" office:value="21.1303486933" calcext:value-type="float">
            <text:p>21.1303486933</text:p>
          </table:table-cell>
          <table:table-cell office:value-type="float" office:value="31.5005544333" calcext:value-type="float">
            <text:p>31.5005544333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4.1999949667" calcext:value-type="float">
            <text:p>24.1999949667</text:p>
          </table:table-cell>
          <table:table-cell office:value-type="float" office:value="3.0553826275" calcext:value-type="float">
            <text:p>3.0553826275</text:p>
          </table:table-cell>
          <table:table-cell office:value-type="float" office:value="21.1446123392" calcext:value-type="float">
            <text:p>21.1446123392</text:p>
          </table:table-cell>
          <table:table-cell office:value-type="float" office:value="32.6672581002" calcext:value-type="float">
            <text:p>32.6672581002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24.1996128348" calcext:value-type="float">
            <text:p>24.1996128348</text:p>
          </table:table-cell>
          <table:table-cell office:value-type="float" office:value="3.04581850309" calcext:value-type="float">
            <text:p>3.0458185031</text:p>
          </table:table-cell>
          <table:table-cell office:value-type="float" office:value="21.1537943317" calcext:value-type="float">
            <text:p>21.1537943317</text:p>
          </table:table-cell>
          <table:table-cell office:value-type="float" office:value="33.877173624" calcext:value-type="float">
            <text:p>33.87717362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4.2185277199" calcext:value-type="float">
            <text:p>24.2185277199</text:p>
          </table:table-cell>
          <table:table-cell office:value-type="float" office:value="3.1499722916" calcext:value-type="float">
            <text:p>3.1499722916</text:p>
          </table:table-cell>
          <table:table-cell office:value-type="float" office:value="21.0685554283" calcext:value-type="float">
            <text:p>21.0685554283</text:p>
          </table:table-cell>
          <table:table-cell office:value-type="float" office:value="35.1319014662" calcext:value-type="float">
            <text:p>35.1319014662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24.2278049709" calcext:value-type="float">
            <text:p>24.2278049709</text:p>
          </table:table-cell>
          <table:table-cell office:value-type="float" office:value="3.49691811267" calcext:value-type="float">
            <text:p>3.4969181127</text:p>
          </table:table-cell>
          <table:table-cell office:value-type="float" office:value="20.7308868582" calcext:value-type="float">
            <text:p>20.7308868582</text:p>
          </table:table-cell>
          <table:table-cell office:value-type="float" office:value="36.4331013658" calcext:value-type="float">
            <text:p>36.4331013658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4.2084027219" calcext:value-type="float">
            <text:p>24.2084027219</text:p>
          </table:table-cell>
          <table:table-cell office:value-type="float" office:value="3.79227460911" calcext:value-type="float">
            <text:p>3.7922746091</text:p>
          </table:table-cell>
          <table:table-cell office:value-type="float" office:value="20.4161281128" calcext:value-type="float">
            <text:p>20.4161281128</text:p>
          </table:table-cell>
          <table:table-cell office:value-type="float" office:value="37.7824945345" calcext:value-type="float">
            <text:p>37.7824945345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24.1945008152" calcext:value-type="float">
            <text:p>24.1945008152</text:p>
          </table:table-cell>
          <table:table-cell office:value-type="float" office:value="3.82761952527" calcext:value-type="float">
            <text:p>3.8276195253</text:p>
          </table:table-cell>
          <table:table-cell office:value-type="float" office:value="20.3668812899" calcext:value-type="float">
            <text:p>20.3668812899</text:p>
          </table:table-cell>
          <table:table-cell office:value-type="float" office:value="39.1818659333" calcext:value-type="float">
            <text:p>39.1818659333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.1932150168" calcext:value-type="float">
            <text:p>24.1932150168</text:p>
          </table:table-cell>
          <table:table-cell office:value-type="float" office:value="3.87643736611" calcext:value-type="float">
            <text:p>3.8764373661</text:p>
          </table:table-cell>
          <table:table-cell office:value-type="float" office:value="20.3167776507" calcext:value-type="float">
            <text:p>20.3167776507</text:p>
          </table:table-cell>
          <table:table-cell office:value-type="float" office:value="40.6330666338" calcext:value-type="float">
            <text:p>40.6330666338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24.1928654281" calcext:value-type="float">
            <text:p>24.1928654281</text:p>
          </table:table-cell>
          <table:table-cell office:value-type="float" office:value="3.92318580494" calcext:value-type="float">
            <text:p>3.9231858049</text:p>
          </table:table-cell>
          <table:table-cell office:value-type="float" office:value="20.2696796232" calcext:value-type="float">
            <text:p>20.2696796232</text:p>
          </table:table-cell>
          <table:table-cell office:value-type="float" office:value="42.1380162671" calcext:value-type="float">
            <text:p>42.138016267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4.1923445052" calcext:value-type="float">
            <text:p>24.1923445052</text:p>
          </table:table-cell>
          <table:table-cell office:value-type="float" office:value="3.90565740327" calcext:value-type="float">
            <text:p>3.9056574033</text:p>
          </table:table-cell>
          <table:table-cell office:value-type="float" office:value="20.2866871019" calcext:value-type="float">
            <text:p>20.2866871019</text:p>
          </table:table-cell>
          <table:table-cell office:value-type="float" office:value="43.6987055623" calcext:value-type="float">
            <text:p>43.6987055623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24.1916369701" calcext:value-type="float">
            <text:p>24.1916369701</text:p>
          </table:table-cell>
          <table:table-cell office:value-type="float" office:value="3.82013813501" calcext:value-type="float">
            <text:p>3.820138135</text:p>
          </table:table-cell>
          <table:table-cell office:value-type="float" office:value="20.3714988351" calcext:value-type="float">
            <text:p>20.3714988351</text:p>
          </table:table-cell>
          <table:table-cell office:value-type="float" office:value="45.3171989805" calcext:value-type="float">
            <text:p>45.317198980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4.1898618745" calcext:value-type="float">
            <text:p>24.1898618745</text:p>
          </table:table-cell>
          <table:table-cell office:value-type="float" office:value="3.78047306342" calcext:value-type="float">
            <text:p>3.7804730634</text:p>
          </table:table-cell>
          <table:table-cell office:value-type="float" office:value="20.4093888111" calcext:value-type="float">
            <text:p>20.4093888111</text:p>
          </table:table-cell>
          <table:table-cell office:value-type="float" office:value="46.9956374453" calcext:value-type="float">
            <text:p>46.9956374453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24.1865248267" calcext:value-type="float">
            <text:p>24.1865248267</text:p>
          </table:table-cell>
          <table:table-cell office:value-type="float" office:value="3.82810998973" calcext:value-type="float">
            <text:p>3.8281099897</text:p>
          </table:table-cell>
          <table:table-cell office:value-type="float" office:value="20.3584148369" calcext:value-type="float">
            <text:p>20.3584148369</text:p>
          </table:table-cell>
          <table:table-cell office:value-type="float" office:value="48.7362411752" calcext:value-type="float">
            <text:p>48.736241175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4.1842392709" calcext:value-type="float">
            <text:p>24.1842392709</text:p>
          </table:table-cell>
          <table:table-cell office:value-type="float" office:value="3.86061230699" calcext:value-type="float">
            <text:p>3.860612307</text:p>
          </table:table-cell>
          <table:table-cell office:value-type="float" office:value="20.3236269639" calcext:value-type="float">
            <text:p>20.3236269639</text:p>
          </table:table-cell>
          <table:table-cell office:value-type="float" office:value="50.5413126196" calcext:value-type="float">
            <text:p>50.5413126196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48.1212685955" calcext:value-type="float">
            <text:p>48.1212685955</text:p>
          </table:table-cell>
          <table:table-cell office:value-type="float" office:value="8.91441820491" calcext:value-type="float">
            <text:p>8.9144182049</text:p>
          </table:table-cell>
          <table:table-cell office:value-type="float" office:value="39.2068503906" calcext:value-type="float">
            <text:p>39.2068503906</text:p>
          </table:table-cell>
          <table:table-cell office:value-type="float" office:value="52.4132395055" calcext:value-type="float">
            <text:p>52.413239505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8.1170612767" calcext:value-type="float">
            <text:p>48.1170612767</text:p>
          </table:table-cell>
          <table:table-cell office:value-type="float" office:value="8.90593523245" calcext:value-type="float">
            <text:p>8.9059352325</text:p>
          </table:table-cell>
          <table:table-cell office:value-type="float" office:value="39.2111260442" calcext:value-type="float">
            <text:p>39.2111260442</text:p>
          </table:table-cell>
          <table:table-cell office:value-type="float" office:value="54.3544979954" calcext:value-type="float">
            <text:p>54.3544979954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48.1166208552" calcext:value-type="float">
            <text:p>48.1166208552</text:p>
          </table:table-cell>
          <table:table-cell office:value-type="float" office:value="8.88968874629" calcext:value-type="float">
            <text:p>8.8896887463</text:p>
          </table:table-cell>
          <table:table-cell office:value-type="float" office:value="39.2269321089" calcext:value-type="float">
            <text:p>39.2269321089</text:p>
          </table:table-cell>
          <table:table-cell office:value-type="float" office:value="56.3676559625" calcext:value-type="float">
            <text:p>56.367655962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8.1137358678" calcext:value-type="float">
            <text:p>48.1137358678</text:p>
          </table:table-cell>
          <table:table-cell office:value-type="float" office:value="8.87614592392" calcext:value-type="float">
            <text:p>8.8761459239</text:p>
          </table:table-cell>
          <table:table-cell office:value-type="float" office:value="39.2375899439" calcext:value-type="float">
            <text:p>39.2375899439</text:p>
          </table:table-cell>
          <table:table-cell office:value-type="float" office:value="58.4553763881" calcext:value-type="float">
            <text:p>58.4553763881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48.1114763357" calcext:value-type="float">
            <text:p>48.1114763357</text:p>
          </table:table-cell>
          <table:table-cell office:value-type="float" office:value="8.78583358646" calcext:value-type="float">
            <text:p>8.7858335865</text:p>
          </table:table-cell>
          <table:table-cell office:value-type="float" office:value="39.3256427492" calcext:value-type="float">
            <text:p>39.3256427492</text:p>
          </table:table-cell>
          <table:table-cell office:value-type="float" office:value="60.6204208837" calcext:value-type="float">
            <text:p>60.620420883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8.1105330438" calcext:value-type="float">
            <text:p>48.1105330438</text:p>
          </table:table-cell>
          <table:table-cell office:value-type="float" office:value="8.7109189513" calcext:value-type="float">
            <text:p>8.7109189513</text:p>
          </table:table-cell>
          <table:table-cell office:value-type="float" office:value="39.3996140925" calcext:value-type="float">
            <text:p>39.3996140925</text:p>
          </table:table-cell>
          <table:table-cell office:value-type="float" office:value="62.8656533442" calcext:value-type="float">
            <text:p>62.8656533442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48.1089101562" calcext:value-type="float">
            <text:p>48.1089101562</text:p>
          </table:table-cell>
          <table:table-cell office:value-type="float" office:value="8.71555342099" calcext:value-type="float">
            <text:p>8.715553421</text:p>
          </table:table-cell>
          <table:table-cell office:value-type="float" office:value="39.3933567353" calcext:value-type="float">
            <text:p>39.3933567353</text:p>
          </table:table-cell>
          <table:table-cell office:value-type="float" office:value="65.1940437361" calcext:value-type="float">
            <text:p>65.194043736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8.1054008732" calcext:value-type="float">
            <text:p>48.1054008732</text:p>
          </table:table-cell>
          <table:table-cell office:value-type="float" office:value="8.6896873134" calcext:value-type="float">
            <text:p>8.6896873134</text:p>
          </table:table-cell>
          <table:table-cell office:value-type="float" office:value="39.4157135598" calcext:value-type="float">
            <text:p>39.4157135598</text:p>
          </table:table-cell>
          <table:table-cell office:value-type="float" office:value="67.6086720262" calcext:value-type="float">
            <text:p>67.6086720262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48.1045604327" calcext:value-type="float">
            <text:p>48.1045604327</text:p>
          </table:table-cell>
          <table:table-cell office:value-type="float" office:value="8.65667487385" calcext:value-type="float">
            <text:p>8.6566748739</text:p>
          </table:table-cell>
          <table:table-cell office:value-type="float" office:value="39.4478855589" calcext:value-type="float">
            <text:p>39.4478855589</text:p>
          </table:table-cell>
          <table:table-cell office:value-type="float" office:value="70.1127322559" calcext:value-type="float">
            <text:p>70.112732255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8.1975125947" calcext:value-type="float">
            <text:p>48.1975125947</text:p>
          </table:table-cell>
          <table:table-cell office:value-type="float" office:value="9.30482985714" calcext:value-type="float">
            <text:p>9.3048298571</text:p>
          </table:table-cell>
          <table:table-cell office:value-type="float" office:value="38.8926827375" calcext:value-type="float">
            <text:p>38.8926827375</text:p>
          </table:table-cell>
          <table:table-cell office:value-type="float" office:value="72.709536766" calcext:value-type="float">
            <text:p>72.709536766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48.1034604291" calcext:value-type="float">
            <text:p>48.1034604291</text:p>
          </table:table-cell>
          <table:table-cell office:value-type="float" office:value="10.4286631833" calcext:value-type="float">
            <text:p>10.4286631833</text:p>
          </table:table-cell>
          <table:table-cell office:value-type="float" office:value="37.6747972459" calcext:value-type="float">
            <text:p>37.6747972459</text:p>
          </table:table-cell>
          <table:table-cell office:value-type="float" office:value="75.4025205783" calcext:value-type="float">
            <text:p>75.402520578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8.088560635" calcext:value-type="float">
            <text:p>48.088560635</text:p>
          </table:table-cell>
          <table:table-cell office:value-type="float" office:value="10.4245193701" calcext:value-type="float">
            <text:p>10.4245193701</text:p>
          </table:table-cell>
          <table:table-cell office:value-type="float" office:value="37.6640412649" calcext:value-type="float">
            <text:p>37.6640412649</text:p>
          </table:table-cell>
          <table:table-cell office:value-type="float" office:value="78.1952459394" calcext:value-type="float">
            <text:p>78.1952459394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48.0863739309" calcext:value-type="float">
            <text:p>48.0863739309</text:p>
          </table:table-cell>
          <table:table-cell office:value-type="float" office:value="10.4233656695" calcext:value-type="float">
            <text:p>10.4233656695</text:p>
          </table:table-cell>
          <table:table-cell office:value-type="float" office:value="37.6630082614" calcext:value-type="float">
            <text:p>37.6630082614</text:p>
          </table:table-cell>
          <table:table-cell office:value-type="float" office:value="81.0914070329" calcext:value-type="float">
            <text:p>81.091407032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8.082590687" calcext:value-type="float">
            <text:p>48.082590687</text:p>
          </table:table-cell>
          <table:table-cell office:value-type="float" office:value="10.3962065305" calcext:value-type="float">
            <text:p>10.3962065305</text:p>
          </table:table-cell>
          <table:table-cell office:value-type="float" office:value="37.6863841564" calcext:value-type="float">
            <text:p>37.6863841564</text:p>
          </table:table-cell>
          <table:table-cell office:value-type="float" office:value="84.094834866" calcext:value-type="float">
            <text:p>84.094834866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48.0700161668" calcext:value-type="float">
            <text:p>48.0700161668</text:p>
          </table:table-cell>
          <table:table-cell office:value-type="float" office:value="10.3376694777" calcext:value-type="float">
            <text:p>10.3376694777</text:p>
          </table:table-cell>
          <table:table-cell office:value-type="float" office:value="37.7323466891" calcext:value-type="float">
            <text:p>37.7323466891</text:p>
          </table:table-cell>
          <table:table-cell office:value-type="float" office:value="87.2095023369" calcext:value-type="float">
            <text:p>87.2095023369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8.0604904756" calcext:value-type="float">
            <text:p>48.0604904756</text:p>
          </table:table-cell>
          <table:table-cell office:value-type="float" office:value="10.3285472729" calcext:value-type="float">
            <text:p>10.3285472729</text:p>
          </table:table-cell>
          <table:table-cell office:value-type="float" office:value="37.7319432027" calcext:value-type="float">
            <text:p>37.7319432027</text:p>
          </table:table-cell>
          <table:table-cell office:value-type="float" office:value="90.4395294904" calcext:value-type="float">
            <text:p>90.4395294904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93.7891889676" calcext:value-type="float">
            <text:p>93.7891889676</text:p>
          </table:table-cell>
          <table:table-cell office:value-type="float" office:value="20.7150155104" calcext:value-type="float">
            <text:p>20.7150155104</text:p>
          </table:table-cell>
          <table:table-cell office:value-type="float" office:value="73.0741734571" calcext:value-type="float">
            <text:p>73.0741734571</text:p>
          </table:table-cell>
          <table:table-cell office:value-type="float" office:value="93.7891889676" calcext:value-type="float">
            <text:p>93.789188967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93.7859522704" calcext:value-type="float">
            <text:p>93.7859522704</text:p>
          </table:table-cell>
          <table:table-cell office:value-type="float" office:value="20.7204512356" calcext:value-type="float">
            <text:p>20.7204512356</text:p>
          </table:table-cell>
          <table:table-cell office:value-type="float" office:value="73.0655010348" calcext:value-type="float">
            <text:p>73.0655010348</text:p>
          </table:table-cell>
          <table:table-cell office:value-type="float" office:value="97.2629116577" calcext:value-type="float">
            <text:p>97.2629116577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93.7798200466" calcext:value-type="float">
            <text:p>93.7798200466</text:p>
          </table:table-cell>
          <table:table-cell office:value-type="float" office:value="20.7455505911" calcext:value-type="float">
            <text:p>20.7455505911</text:p>
          </table:table-cell>
          <table:table-cell office:value-type="float" office:value="73.0342694555" calcext:value-type="float">
            <text:p>73.0342694555</text:p>
          </table:table-cell>
          <table:table-cell office:value-type="float" office:value="100.86529256" calcext:value-type="float">
            <text:p>100.8652925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93.7711766825" calcext:value-type="float">
            <text:p>93.7711766825</text:p>
          </table:table-cell>
          <table:table-cell office:value-type="float" office:value="20.7213901852" calcext:value-type="float">
            <text:p>20.7213901852</text:p>
          </table:table-cell>
          <table:table-cell office:value-type="float" office:value="73.0497864973" calcext:value-type="float">
            <text:p>73.0497864973</text:p>
          </table:table-cell>
          <table:table-cell office:value-type="float" office:value="104.601096859" calcext:value-type="float">
            <text:p>104.601096859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93.7683454031" calcext:value-type="float">
            <text:p>93.7683454031</text:p>
          </table:table-cell>
          <table:table-cell office:value-type="float" office:value="20.5039199671" calcext:value-type="float">
            <text:p>20.5039199671</text:p>
          </table:table-cell>
          <table:table-cell office:value-type="float" office:value="73.264425436" calcext:value-type="float">
            <text:p>73.264425436</text:p>
          </table:table-cell>
          <table:table-cell office:value-type="float" office:value="108.475266234" calcext:value-type="float">
            <text:p>108.47526623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93.7630201752" calcext:value-type="float">
            <text:p>93.7630201752</text:p>
          </table:table-cell>
          <table:table-cell office:value-type="float" office:value="20.4955068298" calcext:value-type="float">
            <text:p>20.4955068298</text:p>
          </table:table-cell>
          <table:table-cell office:value-type="float" office:value="73.2675133455" calcext:value-type="float">
            <text:p>73.2675133455</text:p>
          </table:table-cell>
          <table:table-cell office:value-type="float" office:value="112.492925388" calcext:value-type="float">
            <text:p>112.492925388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93.7637624631" calcext:value-type="float">
            <text:p>93.7637624631</text:p>
          </table:table-cell>
          <table:table-cell office:value-type="float" office:value="20.5146014373" calcext:value-type="float">
            <text:p>20.5146014373</text:p>
          </table:table-cell>
          <table:table-cell office:value-type="float" office:value="73.2491610258" calcext:value-type="float">
            <text:p>73.2491610258</text:p>
          </table:table-cell>
          <table:table-cell office:value-type="float" office:value="116.659388834" calcext:value-type="float">
            <text:p>116.659388834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93.7531442211" calcext:value-type="float">
            <text:p>93.7531442211</text:p>
          </table:table-cell>
          <table:table-cell office:value-type="float" office:value="20.5510495765" calcext:value-type="float">
            <text:p>20.5510495765</text:p>
          </table:table-cell>
          <table:table-cell office:value-type="float" office:value="73.2020946447" calcext:value-type="float">
            <text:p>73.2020946447</text:p>
          </table:table-cell>
          <table:table-cell office:value-type="float" office:value="120.980167918" calcext:value-type="float">
            <text:p>120.980167918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93.7478798833" calcext:value-type="float">
            <text:p>93.7478798833</text:p>
          </table:table-cell>
          <table:table-cell office:value-type="float" office:value="20.5940798434" calcext:value-type="float">
            <text:p>20.5940798434</text:p>
          </table:table-cell>
          <table:table-cell office:value-type="float" office:value="73.1538000398" calcext:value-type="float">
            <text:p>73.1538000398</text:p>
          </table:table-cell>
          <table:table-cell office:value-type="float" office:value="125.460978116" calcext:value-type="float">
            <text:p>125.460978116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93.7417340475" calcext:value-type="float">
            <text:p>93.7417340475</text:p>
          </table:table-cell>
          <table:table-cell office:value-type="float" office:value="20.3285557155" calcext:value-type="float">
            <text:p>20.3285557155</text:p>
          </table:table-cell>
          <table:table-cell office:value-type="float" office:value="73.4131783321" calcext:value-type="float">
            <text:p>73.4131783321</text:p>
          </table:table-cell>
          <table:table-cell office:value-type="float" office:value="130.107746589" calcext:value-type="float">
            <text:p>130.107746589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93.7297403952" calcext:value-type="float">
            <text:p>93.7297403952</text:p>
          </table:table-cell>
          <table:table-cell office:value-type="float" office:value="20.3712472146" calcext:value-type="float">
            <text:p>20.3712472146</text:p>
          </table:table-cell>
          <table:table-cell office:value-type="float" office:value="73.3584931806" calcext:value-type="float">
            <text:p>73.3584931806</text:p>
          </table:table-cell>
          <table:table-cell office:value-type="float" office:value="134.926620027" calcext:value-type="float">
            <text:p>134.926620027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93.9386181402" calcext:value-type="float">
            <text:p>93.9386181402</text:p>
          </table:table-cell>
          <table:table-cell office:value-type="float" office:value="20.8160701895" calcext:value-type="float">
            <text:p>20.8160701895</text:p>
          </table:table-cell>
          <table:table-cell office:value-type="float" office:value="73.1225479507" calcext:value-type="float">
            <text:p>73.1225479507</text:p>
          </table:table-cell>
          <table:table-cell office:value-type="float" office:value="139.923972778" calcext:value-type="float">
            <text:p>139.923972778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93.6928155155" calcext:value-type="float">
            <text:p>93.6928155155</text:p>
          </table:table-cell>
          <table:table-cell office:value-type="float" office:value="23.6872007339" calcext:value-type="float">
            <text:p>23.6872007339</text:p>
          </table:table-cell>
          <table:table-cell office:value-type="float" office:value="70.0056147816" calcext:value-type="float">
            <text:p>70.0056147816</text:p>
          </table:table-cell>
          <table:table-cell office:value-type="float" office:value="145.10641528" calcext:value-type="float">
            <text:p>145.1064152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93.6767549777" calcext:value-type="float">
            <text:p>93.6767549777</text:p>
          </table:table-cell>
          <table:table-cell office:value-type="float" office:value="23.47618968" calcext:value-type="float">
            <text:p>23.47618968</text:p>
          </table:table-cell>
          <table:table-cell office:value-type="float" office:value="70.2005652977" calcext:value-type="float">
            <text:p>70.2005652977</text:p>
          </table:table-cell>
          <table:table-cell office:value-type="float" office:value="150.480802806" calcext:value-type="float">
            <text:p>150.480802806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93.6380166224" calcext:value-type="float">
            <text:p>93.6380166224</text:p>
          </table:table-cell>
          <table:table-cell office:value-type="float" office:value="23.3581076649" calcext:value-type="float">
            <text:p>23.3581076649</text:p>
          </table:table-cell>
          <table:table-cell office:value-type="float" office:value="70.2799089576" calcext:value-type="float">
            <text:p>70.2799089576</text:p>
          </table:table-cell>
          <table:table-cell office:value-type="float" office:value="156.054244531" calcext:value-type="float">
            <text:p>156.054244531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93.6008655085" calcext:value-type="float">
            <text:p>93.6008655085</text:p>
          </table:table-cell>
          <table:table-cell office:value-type="float" office:value="23.2833736134" calcext:value-type="float">
            <text:p>23.2833736134</text:p>
          </table:table-cell>
          <table:table-cell office:value-type="float" office:value="70.3174918951" calcext:value-type="float">
            <text:p>70.3174918951</text:p>
          </table:table-cell>
          <table:table-cell office:value-type="float" office:value="161.834112937" calcext:value-type="float">
            <text:p>161.834112937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93.5727705696" calcext:value-type="float">
            <text:p>93.5727705696</text:p>
          </table:table-cell>
          <table:table-cell office:value-type="float" office:value="23.2158580895" calcext:value-type="float">
            <text:p>23.2158580895</text:p>
          </table:table-cell>
          <table:table-cell office:value-type="float" office:value="70.3569124801" calcext:value-type="float">
            <text:p>70.3569124801</text:p>
          </table:table-cell>
          <table:table-cell office:value-type="float" office:value="167.828053564" calcext:value-type="float">
            <text:p>167.828053564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80.958653983" calcext:value-type="float">
            <text:p>180.958653983</text:p>
          </table:table-cell>
          <table:table-cell office:value-type="float" office:value="45.0725359342" calcext:value-type="float">
            <text:p>45.0725359342</text:p>
          </table:table-cell>
          <table:table-cell office:value-type="float" office:value="135.886118049" calcext:value-type="float">
            <text:p>135.886118049</text:p>
          </table:table-cell>
          <table:table-cell office:value-type="float" office:value="174.043995125" calcext:value-type="float">
            <text:p>174.043995125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180.941915223" calcext:value-type="float">
            <text:p>180.941915223</text:p>
          </table:table-cell>
          <table:table-cell office:value-type="float" office:value="45.0674538253" calcext:value-type="float">
            <text:p>45.0674538253</text:p>
          </table:table-cell>
          <table:table-cell office:value-type="float" office:value="135.874461398" calcext:value-type="float">
            <text:p>135.874461398</text:p>
          </table:table-cell>
          <table:table-cell office:value-type="float" office:value="180.490159994" calcext:value-type="float">
            <text:p>180.490159994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80.912776442" calcext:value-type="float">
            <text:p>180.912776442</text:p>
          </table:table-cell>
          <table:table-cell office:value-type="float" office:value="45.0256063137" calcext:value-type="float">
            <text:p>45.0256063137</text:p>
          </table:table-cell>
          <table:table-cell office:value-type="float" office:value="135.887170128" calcext:value-type="float">
            <text:p>135.887170128</text:p>
          </table:table-cell>
          <table:table-cell office:value-type="float" office:value="187.175075078" calcext:value-type="float">
            <text:p>187.175075078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180.898854487" calcext:value-type="float">
            <text:p>180.898854487</text:p>
          </table:table-cell>
          <table:table-cell office:value-type="float" office:value="44.71980195" calcext:value-type="float">
            <text:p>44.71980195</text:p>
          </table:table-cell>
          <table:table-cell office:value-type="float" office:value="136.179052537" calcext:value-type="float">
            <text:p>136.179052537</text:p>
          </table:table-cell>
          <table:table-cell office:value-type="float" office:value="194.107583105" calcext:value-type="float">
            <text:p>194.107583105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80.876354718" calcext:value-type="float">
            <text:p>180.876354718</text:p>
          </table:table-cell>
          <table:table-cell office:value-type="float" office:value="44.7489362422" calcext:value-type="float">
            <text:p>44.7489362422</text:p>
          </table:table-cell>
          <table:table-cell office:value-type="float" office:value="136.127418476" calcext:value-type="float">
            <text:p>136.127418476</text:p>
          </table:table-cell>
          <table:table-cell office:value-type="float" office:value="201.296854312" calcext:value-type="float">
            <text:p>201.296854312</text:p>
          </table:table-cell>
        </table:table-row>
        <table:table-row table:style-name="ro1">
          <table:table-cell office:value-type="float" office:value="1.335" calcext:value-type="float">
            <text:p>1.335</text:p>
          </table:table-cell>
          <table:table-cell office:value-type="float" office:value="180.856818599" calcext:value-type="float">
            <text:p>180.856818599</text:p>
          </table:table-cell>
          <table:table-cell office:value-type="float" office:value="44.7327418621" calcext:value-type="float">
            <text:p>44.7327418621</text:p>
          </table:table-cell>
          <table:table-cell office:value-type="float" office:value="136.124076737" calcext:value-type="float">
            <text:p>136.124076737</text:p>
          </table:table-cell>
          <table:table-cell office:value-type="float" office:value="208.752398581" calcext:value-type="float">
            <text:p>208.75239858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80.838524151" calcext:value-type="float">
            <text:p>180.838524151</text:p>
          </table:table-cell>
          <table:table-cell office:value-type="float" office:value="44.7259753154" calcext:value-type="float">
            <text:p>44.7259753154</text:p>
          </table:table-cell>
          <table:table-cell office:value-type="float" office:value="136.112548836" calcext:value-type="float">
            <text:p>136.112548836</text:p>
          </table:table-cell>
          <table:table-cell office:value-type="float" office:value="216.484078016" calcext:value-type="float">
            <text:p>216.484078016</text:p>
          </table:table-cell>
        </table:table-row>
        <table:table-row table:style-name="ro1">
          <table:table-cell office:value-type="float" office:value="1.365" calcext:value-type="float">
            <text:p>1.365</text:p>
          </table:table-cell>
          <table:table-cell office:value-type="float" office:value="180.820734545" calcext:value-type="float">
            <text:p>180.820734545</text:p>
          </table:table-cell>
          <table:table-cell office:value-type="float" office:value="44.8147285669" calcext:value-type="float">
            <text:p>44.8147285669</text:p>
          </table:table-cell>
          <table:table-cell office:value-type="float" office:value="136.006005978" calcext:value-type="float">
            <text:p>136.006005978</text:p>
          </table:table-cell>
          <table:table-cell office:value-type="float" office:value="224.50211999" calcext:value-type="float">
            <text:p>224.50211999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80.796932227" calcext:value-type="float">
            <text:p>180.796932227</text:p>
          </table:table-cell>
          <table:table-cell office:value-type="float" office:value="44.3284017704" calcext:value-type="float">
            <text:p>44.3284017704</text:p>
          </table:table-cell>
          <table:table-cell office:value-type="float" office:value="136.468530456" calcext:value-type="float">
            <text:p>136.468530456</text:p>
          </table:table-cell>
          <table:table-cell office:value-type="float" office:value="232.817130673" calcext:value-type="float">
            <text:p>232.817130673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180.798013065" calcext:value-type="float">
            <text:p>180.798013065</text:p>
          </table:table-cell>
          <table:table-cell office:value-type="float" office:value="44.4180750218" calcext:value-type="float">
            <text:p>44.4180750218</text:p>
          </table:table-cell>
          <table:table-cell office:value-type="float" office:value="136.379938043" calcext:value-type="float">
            <text:p>136.379938043</text:p>
          </table:table-cell>
          <table:table-cell office:value-type="float" office:value="241.440109061" calcext:value-type="float">
            <text:p>241.440109061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80.749538183" calcext:value-type="float">
            <text:p>180.749538183</text:p>
          </table:table-cell>
          <table:table-cell office:value-type="float" office:value="44.5617954335" calcext:value-type="float">
            <text:p>44.5617954335</text:p>
          </table:table-cell>
          <table:table-cell office:value-type="float" office:value="136.18774275" calcext:value-type="float">
            <text:p>136.18774275</text:p>
          </table:table-cell>
          <table:table-cell office:value-type="float" office:value="250.382461526" calcext:value-type="float">
            <text:p>250.382461526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180.711813188" calcext:value-type="float">
            <text:p>180.711813188</text:p>
          </table:table-cell>
          <table:table-cell office:value-type="float" office:value="44.2699333053" calcext:value-type="float">
            <text:p>44.2699333053</text:p>
          </table:table-cell>
          <table:table-cell office:value-type="float" office:value="136.441879883" calcext:value-type="float">
            <text:p>136.441879883</text:p>
          </table:table-cell>
          <table:table-cell office:value-type="float" office:value="259.656016905" calcext:value-type="float">
            <text:p>259.65601690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80.686845784" calcext:value-type="float">
            <text:p>180.686845784</text:p>
          </table:table-cell>
          <table:table-cell office:value-type="float" office:value="50.2835127159" calcext:value-type="float">
            <text:p>50.2835127159</text:p>
          </table:table-cell>
          <table:table-cell office:value-type="float" office:value="130.403333068" calcext:value-type="float">
            <text:p>130.403333068</text:p>
          </table:table-cell>
          <table:table-cell office:value-type="float" office:value="269.273042145" calcext:value-type="float">
            <text:p>269.273042145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180.519231045" calcext:value-type="float">
            <text:p>180.519231045</text:p>
          </table:table-cell>
          <table:table-cell office:value-type="float" office:value="50.021149675" calcext:value-type="float">
            <text:p>50.021149675</text:p>
          </table:table-cell>
          <table:table-cell office:value-type="float" office:value="130.49808137" calcext:value-type="float">
            <text:p>130.49808137</text:p>
          </table:table-cell>
          <table:table-cell office:value-type="float" office:value="279.246258532" calcext:value-type="float">
            <text:p>279.246258532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80.350093485" calcext:value-type="float">
            <text:p>180.350093485</text:p>
          </table:table-cell>
          <table:table-cell office:value-type="float" office:value="49.9202207482" calcext:value-type="float">
            <text:p>49.9202207482</text:p>
          </table:table-cell>
          <table:table-cell office:value-type="float" office:value="130.429872737" calcext:value-type="float">
            <text:p>130.429872737</text:p>
          </table:table-cell>
          <table:table-cell office:value-type="float" office:value="289.588858517" calcext:value-type="float">
            <text:p>289.588858517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180.22755104" calcext:value-type="float">
            <text:p>180.22755104</text:p>
          </table:table-cell>
          <table:table-cell office:value-type="float" office:value="49.8971326106" calcext:value-type="float">
            <text:p>49.8971326106</text:p>
          </table:table-cell>
          <table:table-cell office:value-type="float" office:value="130.33041843" calcext:value-type="float">
            <text:p>130.33041843</text:p>
          </table:table-cell>
          <table:table-cell office:value-type="float" office:value="300.314523167" calcext:value-type="float">
            <text:p>300.3145231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52.939392394" calcext:value-type="float">
            <text:p>352.939392394</text:p>
          </table:table-cell>
          <table:table-cell office:value-type="float" office:value="99.5949082235" calcext:value-type="float">
            <text:p>99.5949082235</text:p>
          </table:table-cell>
          <table:table-cell office:value-type="float" office:value="253.344484171" calcext:value-type="float">
            <text:p>253.344484171</text:p>
          </table:table-cell>
          <table:table-cell office:value-type="float" office:value="311.437440263" calcext:value-type="float">
            <text:p>311.4374402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19:48:45.903628985</dc:date>
    <meta:editing-duration>PT11M41S</meta:editing-duration>
    <meta:editing-cycles>1</meta:editing-cycles>
    <meta:document-statistic meta:table-count="1" meta:cell-count="50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876cm" svg:y="0.316cm" chart:style-name="ch2">
          <text:p>37.5% Impedance Mismatch m=n=0.5 eps=tau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101" chart:data-source-has-labels="both" svg:x="1.331cm" svg:y="2.138cm" svg:width="10.121cm" svg:height="5.701cm">
          <chartooo:coordinate-region svg:x="2.138cm" svg:y="2.138cm" svg:width="9.314cm" svg:height="4.372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10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101" loext:label-string="energy" chart:class="chart:line">
            <chart:data-point chart:repeated="101"/>
          </chart:series>
          <chart:series chart:style-name="ch11" chart:values-cell-range-address="EnergyVals.C1:EnergyVals.C101" loext:label-string="left_energy" chart:class="chart:line">
            <chart:data-point chart:repeated="101"/>
          </chart:series>
          <chart:series chart:style-name="ch12" chart:values-cell-range-address="EnergyVals.D1:EnergyVals.D101" loext:label-string="right_energy" chart:class="chart:line">
            <chart:data-point chart:repeated="101"/>
          </chart:series>
          <chart:series chart:style-name="ch13" chart:values-cell-range-address="EnergyVals.E1:EnergyVals.E101" loext:label-string="approx_limit_curve" chart:class="chart:line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101</svg:desc>
                </draw:g>
              </table:table-cell>
              <table:table-cell office:value-type="float" office:value="11.7028555056">
                <text:p>11.7028555056</text:p>
                <draw:g>
                  <svg:desc>EnergyVals.B1:EnergyVals.B101</svg:desc>
                </draw:g>
              </table:table-cell>
              <table:table-cell office:value-type="float" office:value="0.0000000000316672993942">
                <text:p>0.0000000000316672993942</text:p>
                <draw:g>
                  <svg:desc>EnergyVals.C1:EnergyVals.C10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101</svg:desc>
                </draw:g>
              </table:table-cell>
              <table:table-cell office:value-type="float" office:value="8.20204622527">
                <text:p>8.20204622527</text:p>
                <draw:g>
                  <svg:desc>EnergyVals.E1:EnergyVals.E101</svg:desc>
                </draw:g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11.7028044426">
                <text:p>11.7028044426</text:p>
              </table:table-cell>
              <table:table-cell office:value-type="float" office:value="0.0017195340617">
                <text:p>0.0017195340617</text:p>
              </table:table-cell>
              <table:table-cell office:value-type="float" office:value="11.7010849086">
                <text:p>11.7010849086</text:p>
              </table:table-cell>
              <table:table-cell office:value-type="float" office:value="8.5058300024">
                <text:p>8.5058300024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6945263">
                <text:p>11.7026945263</text:p>
              </table:table-cell>
              <table:table-cell office:value-type="float" office:value="0.0116108028462">
                <text:p>0.0116108028462</text:p>
              </table:table-cell>
              <table:table-cell office:value-type="float" office:value="11.6910837234">
                <text:p>11.6910837234</text:p>
              </table:table-cell>
              <table:table-cell office:value-type="float" office:value="8.82086518933">
                <text:p>8.82086518933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11.7025749272">
                <text:p>11.7025749272</text:p>
              </table:table-cell>
              <table:table-cell office:value-type="float" office:value="0.0328109349237">
                <text:p>0.0328109349237</text:p>
              </table:table-cell>
              <table:table-cell office:value-type="float" office:value="11.6697639923">
                <text:p>11.6697639923</text:p>
              </table:table-cell>
              <table:table-cell office:value-type="float" office:value="9.14756851082">
                <text:p>9.14756851082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4768104">
                <text:p>11.7024768104</text:p>
              </table:table-cell>
              <table:table-cell office:value-type="float" office:value="0.0646397005392">
                <text:p>0.0646397005392</text:p>
              </table:table-cell>
              <table:table-cell office:value-type="float" office:value="11.6378371099">
                <text:p>11.6378371099</text:p>
              </table:table-cell>
              <table:table-cell office:value-type="float" office:value="9.48637212609">
                <text:p>9.48637212609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11.7024169483">
                <text:p>11.7024169483</text:p>
              </table:table-cell>
              <table:table-cell office:value-type="float" office:value="0.104141867572">
                <text:p>0.104141867572</text:p>
              </table:table-cell>
              <table:table-cell office:value-type="float" office:value="11.5982750807">
                <text:p>11.5982750807</text:p>
              </table:table-cell>
              <table:table-cell office:value-type="float" office:value="9.83772420051">
                <text:p>9.83772420051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400948">
                <text:p>11.702400948</text:p>
              </table:table-cell>
              <table:table-cell office:value-type="float" office:value="0.14730786543">
                <text:p>0.14730786543</text:p>
              </table:table-cell>
              <table:table-cell office:value-type="float" office:value="11.5550930825">
                <text:p>11.5550930825</text:p>
              </table:table-cell>
              <table:table-cell office:value-type="float" office:value="10.2020894984">
                <text:p>10.2020894984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11.7024261684">
                <text:p>11.7024261684</text:p>
              </table:table-cell>
              <table:table-cell office:value-type="float" office:value="0.190002331998">
                <text:p>0.190002331998</text:p>
              </table:table-cell>
              <table:table-cell office:value-type="float" office:value="11.5124238364">
                <text:p>11.5124238364</text:p>
              </table:table-cell>
              <table:table-cell office:value-type="float" office:value="10.5799499977">
                <text:p>10.5799499977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4842989">
                <text:p>11.7024842989</text:p>
              </table:table-cell>
              <table:table-cell office:value-type="float" office:value="0.228630056835">
                <text:p>0.228630056835</text:p>
              </table:table-cell>
              <table:table-cell office:value-type="float" office:value="11.473854242">
                <text:p>11.473854242</text:p>
              </table:table-cell>
              <table:table-cell office:value-type="float" office:value="10.9718055279">
                <text:p>10.9718055279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11.7025636499">
                <text:p>11.7025636499</text:p>
              </table:table-cell>
              <table:table-cell office:value-type="float" office:value="0.260568868226">
                <text:p>0.260568868226</text:p>
              </table:table-cell>
              <table:table-cell office:value-type="float" office:value="11.4419947817">
                <text:p>11.4419947817</text:p>
              </table:table-cell>
              <table:table-cell office:value-type="float" office:value="11.3781744307">
                <text:p>11.3781744307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6511022">
                <text:p>11.7026511022</text:p>
              </table:table-cell>
              <table:table-cell office:value-type="float" office:value="0.284398997774">
                <text:p>0.284398997774</text:p>
              </table:table-cell>
              <table:table-cell office:value-type="float" office:value="11.4182521044">
                <text:p>11.4182521044</text:p>
              </table:table-cell>
              <table:table-cell office:value-type="float" office:value="11.799594246">
                <text:p>11.799594246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11.7027338071">
                <text:p>11.7027338071</text:p>
              </table:table-cell>
              <table:table-cell office:value-type="float" office:value="0.299958460448">
                <text:p>0.299958460448</text:p>
              </table:table-cell>
              <table:table-cell office:value-type="float" office:value="11.4027753466">
                <text:p>11.4027753466</text:p>
              </table:table-cell>
              <table:table-cell office:value-type="float" office:value="12.2366224229">
                <text:p>12.2366224229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004832">
                <text:p>11.7028004832</text:p>
              </table:table-cell>
              <table:table-cell office:value-type="float" office:value="0.308254035312">
                <text:p>0.308254035312</text:p>
              </table:table-cell>
              <table:table-cell office:value-type="float" office:value="11.3945464479">
                <text:p>11.3945464479</text:p>
              </table:table-cell>
              <table:table-cell office:value-type="float" office:value="12.689837057">
                <text:p>12.689837057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11.7028424905">
                <text:p>11.7028424905</text:p>
              </table:table-cell>
              <table:table-cell office:value-type="float" office:value="0.311257234689">
                <text:p>0.311257234689</text:p>
              </table:table-cell>
              <table:table-cell office:value-type="float" office:value="11.3915852558">
                <text:p>11.3915852558</text:p>
              </table:table-cell>
              <table:table-cell office:value-type="float" office:value="13.1598376552">
                <text:p>13.1598376552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45364">
                <text:p>11.7028545364</text:p>
              </table:table-cell>
              <table:table-cell office:value-type="float" office:value="0.311615042601">
                <text:p>0.311615042601</text:p>
              </table:table-cell>
              <table:table-cell office:value-type="float" office:value="11.3912394938">
                <text:p>11.3912394938</text:p>
              </table:table-cell>
              <table:table-cell office:value-type="float" office:value="13.6472459287">
                <text:p>13.6472459287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11.7028351341">
                <text:p>11.7028351341</text:p>
              </table:table-cell>
              <table:table-cell office:value-type="float" office:value="0.312304679354">
                <text:p>0.312304679354</text:p>
              </table:table-cell>
              <table:table-cell office:value-type="float" office:value="11.3905304547">
                <text:p>11.3905304547</text:p>
              </table:table-cell>
              <table:table-cell office:value-type="float" office:value="14.1527066152">
                <text:p>14.1527066152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30076593">
                <text:p>11.7030076593</text:p>
              </table:table-cell>
              <table:table-cell office:value-type="float" office:value="0.31729895106">
                <text:p>0.31729895106</text:p>
              </table:table-cell>
              <table:table-cell office:value-type="float" office:value="11.3857087083">
                <text:p>11.3857087083</text:p>
              </table:table-cell>
              <table:table-cell office:value-type="float" office:value="14.676888332">
                <text:p>14.676888332</text:p>
              </table:table-cell>
            </table:table-row>
            <table:table-row>
              <table:table-cell office:value-type="float" office:value="0.255">
                <text:p>0.255</text:p>
              </table:table-cell>
              <table:table-cell office:value-type="float" office:value="14.7776523133">
                <text:p>14.7776523133</text:p>
              </table:table-cell>
              <table:table-cell office:value-type="float" office:value="0.91098532759">
                <text:p>0.91098532759</text:p>
              </table:table-cell>
              <table:table-cell office:value-type="float" office:value="13.8666669857">
                <text:p>13.8666669857</text:p>
              </table:table-cell>
              <table:table-cell office:value-type="float" office:value="15.2204844606">
                <text:p>15.2204844606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4.7797468862">
                <text:p>14.7797468862</text:p>
              </table:table-cell>
              <table:table-cell office:value-type="float" office:value="1.03070296181">
                <text:p>1.03070296181</text:p>
              </table:table-cell>
              <table:table-cell office:value-type="float" office:value="13.7490439244">
                <text:p>13.7490439244</text:p>
              </table:table-cell>
              <table:table-cell office:value-type="float" office:value="15.7842140632">
                <text:p>15.7842140632</text:p>
              </table:table-cell>
            </table:table-row>
            <table:table-row>
              <table:table-cell office:value-type="float" office:value="0.285">
                <text:p>0.285</text:p>
              </table:table-cell>
              <table:table-cell office:value-type="float" office:value="14.7813888796">
                <text:p>14.7813888796</text:p>
              </table:table-cell>
              <table:table-cell office:value-type="float" office:value="1.19246030681">
                <text:p>1.19246030681</text:p>
              </table:table-cell>
              <table:table-cell office:value-type="float" office:value="13.5889285728">
                <text:p>13.5889285728</text:p>
              </table:table-cell>
              <table:table-cell office:value-type="float" office:value="16.3688228346">
                <text:p>16.368822834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4.7807858358">
                <text:p>14.7807858358</text:p>
              </table:table-cell>
              <table:table-cell office:value-type="float" office:value="1.36572531645">
                <text:p>1.36572531645</text:p>
              </table:table-cell>
              <table:table-cell office:value-type="float" office:value="13.4150605194">
                <text:p>13.4150605194</text:p>
              </table:table-cell>
              <table:table-cell office:value-type="float" office:value="16.9750840884">
                <text:p>16.9750840884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14.7773969336">
                <text:p>14.7773969336</text:p>
              </table:table-cell>
              <table:table-cell office:value-type="float" office:value="1.50395244214">
                <text:p>1.50395244214</text:p>
              </table:table-cell>
              <table:table-cell office:value-type="float" office:value="13.2734444915">
                <text:p>13.2734444915</text:p>
              </table:table-cell>
              <table:table-cell office:value-type="float" office:value="17.6037997795">
                <text:p>17.6037997795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4.7727388262">
                <text:p>14.7727388262</text:p>
              </table:table-cell>
              <table:table-cell office:value-type="float" office:value="1.57236104253">
                <text:p>1.57236104253</text:p>
              </table:table-cell>
              <table:table-cell office:value-type="float" office:value="13.2003777837">
                <text:p>13.2003777837</text:p>
              </table:table-cell>
              <table:table-cell office:value-type="float" office:value="18.2558015657">
                <text:p>18.2558015657</text:p>
              </table:table-cell>
            </table:table-row>
            <table:table-row>
              <table:table-cell office:value-type="float" office:value="0.345">
                <text:p>0.345</text:p>
              </table:table-cell>
              <table:table-cell office:value-type="float" office:value="14.771067521">
                <text:p>14.771067521</text:p>
              </table:table-cell>
              <table:table-cell office:value-type="float" office:value="1.58914327984">
                <text:p>1.58914327984</text:p>
              </table:table-cell>
              <table:table-cell office:value-type="float" office:value="13.1819242412">
                <text:p>13.1819242412</text:p>
              </table:table-cell>
              <table:table-cell office:value-type="float" office:value="18.9319519069">
                <text:p>18.9319519069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4.7707943413">
                <text:p>14.7707943413</text:p>
              </table:table-cell>
              <table:table-cell office:value-type="float" office:value="1.60106244284">
                <text:p>1.60106244284</text:p>
              </table:table-cell>
              <table:table-cell office:value-type="float" office:value="13.1697318985">
                <text:p>13.1697318985</text:p>
              </table:table-cell>
              <table:table-cell office:value-type="float" office:value="19.6331452068">
                <text:p>19.6331452068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14.7705461064">
                <text:p>14.7705461064</text:p>
              </table:table-cell>
              <table:table-cell office:value-type="float" office:value="1.60935921598">
                <text:p>1.60935921598</text:p>
              </table:table-cell>
              <table:table-cell office:value-type="float" office:value="13.1611868904">
                <text:p>13.1611868904</text:p>
              </table:table-cell>
              <table:table-cell office:value-type="float" office:value="20.3603089955">
                <text:p>20.3603089955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4.7703806373">
                <text:p>14.7703806373</text:p>
              </table:table-cell>
              <table:table-cell office:value-type="float" office:value="1.61477267419">
                <text:p>1.61477267419</text:p>
              </table:table-cell>
              <table:table-cell office:value-type="float" office:value="13.1556079631">
                <text:p>13.1556079631</text:p>
              </table:table-cell>
              <table:table-cell office:value-type="float" office:value="21.1144051564">
                <text:p>21.1144051564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14.7702758759">
                <text:p>14.7702758759</text:p>
              </table:table-cell>
              <table:table-cell office:value-type="float" office:value="1.62432997033">
                <text:p>1.62432997033</text:p>
              </table:table-cell>
              <table:table-cell office:value-type="float" office:value="13.1459459055">
                <text:p>13.1459459055</text:p>
              </table:table-cell>
              <table:table-cell office:value-type="float" office:value="21.896431199">
                <text:p>21.896431199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4.7701327883">
                <text:p>14.7701327883</text:p>
              </table:table-cell>
              <table:table-cell office:value-type="float" office:value="1.63554400239">
                <text:p>1.63554400239</text:p>
              </table:table-cell>
              <table:table-cell office:value-type="float" office:value="13.1345887859">
                <text:p>13.1345887859</text:p>
              </table:table-cell>
              <table:table-cell office:value-type="float" office:value="22.7074215778">
                <text:p>22.7074215778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14.7699755204">
                <text:p>14.7699755204</text:p>
              </table:table-cell>
              <table:table-cell office:value-type="float" office:value="1.64445631158">
                <text:p>1.64445631158</text:p>
              </table:table-cell>
              <table:table-cell office:value-type="float" office:value="13.1255192088">
                <text:p>13.1255192088</text:p>
              </table:table-cell>
              <table:table-cell office:value-type="float" office:value="23.5484490612">
                <text:p>23.548449061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4.7698224003">
                <text:p>14.7698224003</text:p>
              </table:table-cell>
              <table:table-cell office:value-type="float" office:value="1.64939508193">
                <text:p>1.64939508193</text:p>
              </table:table-cell>
              <table:table-cell office:value-type="float" office:value="13.1204273184">
                <text:p>13.1204273184</text:p>
              </table:table-cell>
              <table:table-cell office:value-type="float" office:value="24.4206261503">
                <text:p>24.4206261503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14.7696862025">
                <text:p>14.7696862025</text:p>
              </table:table-cell>
              <table:table-cell office:value-type="float" office:value="1.65039484636">
                <text:p>1.65039484636</text:p>
              </table:table-cell>
              <table:table-cell office:value-type="float" office:value="13.1192913561">
                <text:p>13.1192913561</text:p>
              </table:table-cell>
              <table:table-cell office:value-type="float" office:value="25.3251065504">
                <text:p>25.3251065504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4.769474889">
                <text:p>14.769474889</text:p>
              </table:table-cell>
              <table:table-cell office:value-type="float" office:value="1.65925581919">
                <text:p>1.65925581919</text:p>
              </table:table-cell>
              <table:table-cell office:value-type="float" office:value="13.1102190698">
                <text:p>13.1102190698</text:p>
              </table:table-cell>
              <table:table-cell office:value-type="float" office:value="26.2630866974">
                <text:p>26.2630866974</text:p>
              </table:table-cell>
            </table:table-row>
            <table:table-row>
              <table:table-cell office:value-type="float" office:value="0.495">
                <text:p>0.495</text:p>
              </table:table-cell>
              <table:table-cell office:value-type="float" office:value="14.7688294959">
                <text:p>14.7688294959</text:p>
              </table:table-cell>
              <table:table-cell office:value-type="float" office:value="1.66201303847">
                <text:p>1.66201303847</text:p>
              </table:table-cell>
              <table:table-cell office:value-type="float" office:value="13.1068164574">
                <text:p>13.1068164574</text:p>
              </table:table-cell>
              <table:table-cell office:value-type="float" office:value="27.2358073402">
                <text:p>27.2358073402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4.2038553384">
                <text:p>24.2038553384</text:p>
              </table:table-cell>
              <table:table-cell office:value-type="float" office:value="3.0253496699">
                <text:p>3.0253496699</text:p>
              </table:table-cell>
              <table:table-cell office:value-type="float" office:value="21.1785056685">
                <text:p>21.1785056685</text:p>
              </table:table-cell>
              <table:table-cell office:value-type="float" office:value="28.2445551819">
                <text:p>28.2445551819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24.202059618">
                <text:p>24.202059618</text:p>
              </table:table-cell>
              <table:table-cell office:value-type="float" office:value="3.05649968422">
                <text:p>3.05649968422</text:p>
              </table:table-cell>
              <table:table-cell office:value-type="float" office:value="21.1455599338">
                <text:p>21.1455599338</text:p>
              </table:table-cell>
              <table:table-cell office:value-type="float" office:value="29.290664582">
                <text:p>29.290664582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4.2009934477">
                <text:p>24.2009934477</text:p>
              </table:table-cell>
              <table:table-cell office:value-type="float" office:value="3.07158745454">
                <text:p>3.07158745454</text:p>
              </table:table-cell>
              <table:table-cell office:value-type="float" office:value="21.1294059932">
                <text:p>21.1294059932</text:p>
              </table:table-cell>
              <table:table-cell office:value-type="float" office:value="30.3755193215">
                <text:p>30.3755193215</text:p>
              </table:table-cell>
            </table:table-row>
            <table:table-row>
              <table:table-cell office:value-type="float" office:value="0.555">
                <text:p>0.555</text:p>
              </table:table-cell>
              <table:table-cell office:value-type="float" office:value="24.2003572646">
                <text:p>24.2003572646</text:p>
              </table:table-cell>
              <table:table-cell office:value-type="float" office:value="3.07000857136">
                <text:p>3.07000857136</text:p>
              </table:table-cell>
              <table:table-cell office:value-type="float" office:value="21.1303486933">
                <text:p>21.1303486933</text:p>
              </table:table-cell>
              <table:table-cell office:value-type="float" office:value="31.5005544333">
                <text:p>31.5005544333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4.1999949667">
                <text:p>24.1999949667</text:p>
              </table:table-cell>
              <table:table-cell office:value-type="float" office:value="3.0553826275">
                <text:p>3.0553826275</text:p>
              </table:table-cell>
              <table:table-cell office:value-type="float" office:value="21.1446123392">
                <text:p>21.1446123392</text:p>
              </table:table-cell>
              <table:table-cell office:value-type="float" office:value="32.6672581002">
                <text:p>32.6672581002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24.1996128348">
                <text:p>24.1996128348</text:p>
              </table:table-cell>
              <table:table-cell office:value-type="float" office:value="3.04581850309">
                <text:p>3.04581850309</text:p>
              </table:table-cell>
              <table:table-cell office:value-type="float" office:value="21.1537943317">
                <text:p>21.1537943317</text:p>
              </table:table-cell>
              <table:table-cell office:value-type="float" office:value="33.877173624">
                <text:p>33.87717362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4.2185277199">
                <text:p>24.2185277199</text:p>
              </table:table-cell>
              <table:table-cell office:value-type="float" office:value="3.1499722916">
                <text:p>3.1499722916</text:p>
              </table:table-cell>
              <table:table-cell office:value-type="float" office:value="21.0685554283">
                <text:p>21.0685554283</text:p>
              </table:table-cell>
              <table:table-cell office:value-type="float" office:value="35.1319014662">
                <text:p>35.1319014662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24.2278049709">
                <text:p>24.2278049709</text:p>
              </table:table-cell>
              <table:table-cell office:value-type="float" office:value="3.49691811267">
                <text:p>3.49691811267</text:p>
              </table:table-cell>
              <table:table-cell office:value-type="float" office:value="20.7308868582">
                <text:p>20.7308868582</text:p>
              </table:table-cell>
              <table:table-cell office:value-type="float" office:value="36.4331013658">
                <text:p>36.4331013658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4.2084027219">
                <text:p>24.2084027219</text:p>
              </table:table-cell>
              <table:table-cell office:value-type="float" office:value="3.79227460911">
                <text:p>3.79227460911</text:p>
              </table:table-cell>
              <table:table-cell office:value-type="float" office:value="20.4161281128">
                <text:p>20.4161281128</text:p>
              </table:table-cell>
              <table:table-cell office:value-type="float" office:value="37.7824945345">
                <text:p>37.7824945345</text:p>
              </table:table-cell>
            </table:table-row>
            <table:table-row>
              <table:table-cell office:value-type="float" office:value="0.645">
                <text:p>0.645</text:p>
              </table:table-cell>
              <table:table-cell office:value-type="float" office:value="24.1945008152">
                <text:p>24.1945008152</text:p>
              </table:table-cell>
              <table:table-cell office:value-type="float" office:value="3.82761952527">
                <text:p>3.82761952527</text:p>
              </table:table-cell>
              <table:table-cell office:value-type="float" office:value="20.3668812899">
                <text:p>20.3668812899</text:p>
              </table:table-cell>
              <table:table-cell office:value-type="float" office:value="39.1818659333">
                <text:p>39.1818659333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4.1932150168">
                <text:p>24.1932150168</text:p>
              </table:table-cell>
              <table:table-cell office:value-type="float" office:value="3.87643736611">
                <text:p>3.87643736611</text:p>
              </table:table-cell>
              <table:table-cell office:value-type="float" office:value="20.3167776507">
                <text:p>20.3167776507</text:p>
              </table:table-cell>
              <table:table-cell office:value-type="float" office:value="40.6330666338">
                <text:p>40.6330666338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24.1928654281">
                <text:p>24.1928654281</text:p>
              </table:table-cell>
              <table:table-cell office:value-type="float" office:value="3.92318580494">
                <text:p>3.92318580494</text:p>
              </table:table-cell>
              <table:table-cell office:value-type="float" office:value="20.2696796232">
                <text:p>20.2696796232</text:p>
              </table:table-cell>
              <table:table-cell office:value-type="float" office:value="42.1380162671">
                <text:p>42.1380162671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4.1923445052">
                <text:p>24.1923445052</text:p>
              </table:table-cell>
              <table:table-cell office:value-type="float" office:value="3.90565740327">
                <text:p>3.90565740327</text:p>
              </table:table-cell>
              <table:table-cell office:value-type="float" office:value="20.2866871019">
                <text:p>20.2866871019</text:p>
              </table:table-cell>
              <table:table-cell office:value-type="float" office:value="43.6987055623">
                <text:p>43.6987055623</text:p>
              </table:table-cell>
            </table:table-row>
            <table:table-row>
              <table:table-cell office:value-type="float" office:value="0.705">
                <text:p>0.705</text:p>
              </table:table-cell>
              <table:table-cell office:value-type="float" office:value="24.1916369701">
                <text:p>24.1916369701</text:p>
              </table:table-cell>
              <table:table-cell office:value-type="float" office:value="3.82013813501">
                <text:p>3.82013813501</text:p>
              </table:table-cell>
              <table:table-cell office:value-type="float" office:value="20.3714988351">
                <text:p>20.3714988351</text:p>
              </table:table-cell>
              <table:table-cell office:value-type="float" office:value="45.3171989805">
                <text:p>45.317198980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4.1898618745">
                <text:p>24.1898618745</text:p>
              </table:table-cell>
              <table:table-cell office:value-type="float" office:value="3.78047306342">
                <text:p>3.78047306342</text:p>
              </table:table-cell>
              <table:table-cell office:value-type="float" office:value="20.4093888111">
                <text:p>20.4093888111</text:p>
              </table:table-cell>
              <table:table-cell office:value-type="float" office:value="46.9956374453">
                <text:p>46.9956374453</text:p>
              </table:table-cell>
            </table:table-row>
            <table:table-row>
              <table:table-cell office:value-type="float" office:value="0.735">
                <text:p>0.735</text:p>
              </table:table-cell>
              <table:table-cell office:value-type="float" office:value="24.1865248267">
                <text:p>24.1865248267</text:p>
              </table:table-cell>
              <table:table-cell office:value-type="float" office:value="3.82810998973">
                <text:p>3.82810998973</text:p>
              </table:table-cell>
              <table:table-cell office:value-type="float" office:value="20.3584148369">
                <text:p>20.3584148369</text:p>
              </table:table-cell>
              <table:table-cell office:value-type="float" office:value="48.7362411752">
                <text:p>48.736241175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4.1842392709">
                <text:p>24.1842392709</text:p>
              </table:table-cell>
              <table:table-cell office:value-type="float" office:value="3.86061230699">
                <text:p>3.86061230699</text:p>
              </table:table-cell>
              <table:table-cell office:value-type="float" office:value="20.3236269639">
                <text:p>20.3236269639</text:p>
              </table:table-cell>
              <table:table-cell office:value-type="float" office:value="50.5413126196">
                <text:p>50.5413126196</text:p>
              </table:table-cell>
            </table:table-row>
            <table:table-row>
              <table:table-cell office:value-type="float" office:value="0.765">
                <text:p>0.765</text:p>
              </table:table-cell>
              <table:table-cell office:value-type="float" office:value="48.1212685955">
                <text:p>48.1212685955</text:p>
              </table:table-cell>
              <table:table-cell office:value-type="float" office:value="8.91441820491">
                <text:p>8.91441820491</text:p>
              </table:table-cell>
              <table:table-cell office:value-type="float" office:value="39.2068503906">
                <text:p>39.2068503906</text:p>
              </table:table-cell>
              <table:table-cell office:value-type="float" office:value="52.4132395055">
                <text:p>52.413239505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48.1170612767">
                <text:p>48.1170612767</text:p>
              </table:table-cell>
              <table:table-cell office:value-type="float" office:value="8.90593523245">
                <text:p>8.90593523245</text:p>
              </table:table-cell>
              <table:table-cell office:value-type="float" office:value="39.2111260442">
                <text:p>39.2111260442</text:p>
              </table:table-cell>
              <table:table-cell office:value-type="float" office:value="54.3544979954">
                <text:p>54.3544979954</text:p>
              </table:table-cell>
            </table:table-row>
            <table:table-row>
              <table:table-cell office:value-type="float" office:value="0.795">
                <text:p>0.795</text:p>
              </table:table-cell>
              <table:table-cell office:value-type="float" office:value="48.1166208552">
                <text:p>48.1166208552</text:p>
              </table:table-cell>
              <table:table-cell office:value-type="float" office:value="8.88968874629">
                <text:p>8.88968874629</text:p>
              </table:table-cell>
              <table:table-cell office:value-type="float" office:value="39.2269321089">
                <text:p>39.2269321089</text:p>
              </table:table-cell>
              <table:table-cell office:value-type="float" office:value="56.3676559625">
                <text:p>56.367655962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48.1137358678">
                <text:p>48.1137358678</text:p>
              </table:table-cell>
              <table:table-cell office:value-type="float" office:value="8.87614592392">
                <text:p>8.87614592392</text:p>
              </table:table-cell>
              <table:table-cell office:value-type="float" office:value="39.2375899439">
                <text:p>39.2375899439</text:p>
              </table:table-cell>
              <table:table-cell office:value-type="float" office:value="58.4553763881">
                <text:p>58.4553763881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48.1114763357">
                <text:p>48.1114763357</text:p>
              </table:table-cell>
              <table:table-cell office:value-type="float" office:value="8.78583358646">
                <text:p>8.78583358646</text:p>
              </table:table-cell>
              <table:table-cell office:value-type="float" office:value="39.3256427492">
                <text:p>39.3256427492</text:p>
              </table:table-cell>
              <table:table-cell office:value-type="float" office:value="60.6204208837">
                <text:p>60.6204208837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48.1105330438">
                <text:p>48.1105330438</text:p>
              </table:table-cell>
              <table:table-cell office:value-type="float" office:value="8.7109189513">
                <text:p>8.7109189513</text:p>
              </table:table-cell>
              <table:table-cell office:value-type="float" office:value="39.3996140925">
                <text:p>39.3996140925</text:p>
              </table:table-cell>
              <table:table-cell office:value-type="float" office:value="62.8656533442">
                <text:p>62.8656533442</text:p>
              </table:table-cell>
            </table:table-row>
            <table:table-row>
              <table:table-cell office:value-type="float" office:value="0.855">
                <text:p>0.855</text:p>
              </table:table-cell>
              <table:table-cell office:value-type="float" office:value="48.1089101562">
                <text:p>48.1089101562</text:p>
              </table:table-cell>
              <table:table-cell office:value-type="float" office:value="8.71555342099">
                <text:p>8.71555342099</text:p>
              </table:table-cell>
              <table:table-cell office:value-type="float" office:value="39.3933567353">
                <text:p>39.3933567353</text:p>
              </table:table-cell>
              <table:table-cell office:value-type="float" office:value="65.1940437361">
                <text:p>65.1940437361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48.1054008732">
                <text:p>48.1054008732</text:p>
              </table:table-cell>
              <table:table-cell office:value-type="float" office:value="8.6896873134">
                <text:p>8.6896873134</text:p>
              </table:table-cell>
              <table:table-cell office:value-type="float" office:value="39.4157135598">
                <text:p>39.4157135598</text:p>
              </table:table-cell>
              <table:table-cell office:value-type="float" office:value="67.6086720262">
                <text:p>67.6086720262</text:p>
              </table:table-cell>
            </table:table-row>
            <table:table-row>
              <table:table-cell office:value-type="float" office:value="0.885">
                <text:p>0.885</text:p>
              </table:table-cell>
              <table:table-cell office:value-type="float" office:value="48.1045604327">
                <text:p>48.1045604327</text:p>
              </table:table-cell>
              <table:table-cell office:value-type="float" office:value="8.65667487385">
                <text:p>8.65667487385</text:p>
              </table:table-cell>
              <table:table-cell office:value-type="float" office:value="39.4478855589">
                <text:p>39.4478855589</text:p>
              </table:table-cell>
              <table:table-cell office:value-type="float" office:value="70.1127322559">
                <text:p>70.112732255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8.1975125947">
                <text:p>48.1975125947</text:p>
              </table:table-cell>
              <table:table-cell office:value-type="float" office:value="9.30482985714">
                <text:p>9.30482985714</text:p>
              </table:table-cell>
              <table:table-cell office:value-type="float" office:value="38.8926827375">
                <text:p>38.8926827375</text:p>
              </table:table-cell>
              <table:table-cell office:value-type="float" office:value="72.709536766">
                <text:p>72.709536766</text:p>
              </table:table-cell>
            </table:table-row>
            <table:table-row>
              <table:table-cell office:value-type="float" office:value="0.915">
                <text:p>0.915</text:p>
              </table:table-cell>
              <table:table-cell office:value-type="float" office:value="48.1034604291">
                <text:p>48.1034604291</text:p>
              </table:table-cell>
              <table:table-cell office:value-type="float" office:value="10.4286631833">
                <text:p>10.4286631833</text:p>
              </table:table-cell>
              <table:table-cell office:value-type="float" office:value="37.6747972459">
                <text:p>37.6747972459</text:p>
              </table:table-cell>
              <table:table-cell office:value-type="float" office:value="75.4025205783">
                <text:p>75.402520578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48.088560635">
                <text:p>48.088560635</text:p>
              </table:table-cell>
              <table:table-cell office:value-type="float" office:value="10.4245193701">
                <text:p>10.4245193701</text:p>
              </table:table-cell>
              <table:table-cell office:value-type="float" office:value="37.6640412649">
                <text:p>37.6640412649</text:p>
              </table:table-cell>
              <table:table-cell office:value-type="float" office:value="78.1952459394">
                <text:p>78.1952459394</text:p>
              </table:table-cell>
            </table:table-row>
            <table:table-row>
              <table:table-cell office:value-type="float" office:value="0.945">
                <text:p>0.945</text:p>
              </table:table-cell>
              <table:table-cell office:value-type="float" office:value="48.0863739309">
                <text:p>48.0863739309</text:p>
              </table:table-cell>
              <table:table-cell office:value-type="float" office:value="10.4233656695">
                <text:p>10.4233656695</text:p>
              </table:table-cell>
              <table:table-cell office:value-type="float" office:value="37.6630082614">
                <text:p>37.6630082614</text:p>
              </table:table-cell>
              <table:table-cell office:value-type="float" office:value="81.0914070329">
                <text:p>81.0914070329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48.082590687">
                <text:p>48.082590687</text:p>
              </table:table-cell>
              <table:table-cell office:value-type="float" office:value="10.3962065305">
                <text:p>10.3962065305</text:p>
              </table:table-cell>
              <table:table-cell office:value-type="float" office:value="37.6863841564">
                <text:p>37.6863841564</text:p>
              </table:table-cell>
              <table:table-cell office:value-type="float" office:value="84.094834866">
                <text:p>84.094834866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48.0700161668">
                <text:p>48.0700161668</text:p>
              </table:table-cell>
              <table:table-cell office:value-type="float" office:value="10.3376694777">
                <text:p>10.3376694777</text:p>
              </table:table-cell>
              <table:table-cell office:value-type="float" office:value="37.7323466891">
                <text:p>37.7323466891</text:p>
              </table:table-cell>
              <table:table-cell office:value-type="float" office:value="87.2095023369">
                <text:p>87.2095023369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48.0604904756">
                <text:p>48.0604904756</text:p>
              </table:table-cell>
              <table:table-cell office:value-type="float" office:value="10.3285472729">
                <text:p>10.3285472729</text:p>
              </table:table-cell>
              <table:table-cell office:value-type="float" office:value="37.7319432027">
                <text:p>37.7319432027</text:p>
              </table:table-cell>
              <table:table-cell office:value-type="float" office:value="90.4395294904">
                <text:p>90.4395294904</text:p>
              </table:table-cell>
            </table:table-row>
            <table:table-row>
              <table:table-cell office:value-type="float" office:value="1.005">
                <text:p>1.005</text:p>
              </table:table-cell>
              <table:table-cell office:value-type="float" office:value="93.7891889676">
                <text:p>93.7891889676</text:p>
              </table:table-cell>
              <table:table-cell office:value-type="float" office:value="20.7150155104">
                <text:p>20.7150155104</text:p>
              </table:table-cell>
              <table:table-cell office:value-type="float" office:value="73.0741734571">
                <text:p>73.0741734571</text:p>
              </table:table-cell>
              <table:table-cell office:value-type="float" office:value="93.7891889676">
                <text:p>93.7891889676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93.7859522704">
                <text:p>93.7859522704</text:p>
              </table:table-cell>
              <table:table-cell office:value-type="float" office:value="20.7204512356">
                <text:p>20.7204512356</text:p>
              </table:table-cell>
              <table:table-cell office:value-type="float" office:value="73.0655010348">
                <text:p>73.0655010348</text:p>
              </table:table-cell>
              <table:table-cell office:value-type="float" office:value="97.2629116577">
                <text:p>97.2629116577</text:p>
              </table:table-cell>
            </table:table-row>
            <table:table-row>
              <table:table-cell office:value-type="float" office:value="1.035">
                <text:p>1.035</text:p>
              </table:table-cell>
              <table:table-cell office:value-type="float" office:value="93.7798200466">
                <text:p>93.7798200466</text:p>
              </table:table-cell>
              <table:table-cell office:value-type="float" office:value="20.7455505911">
                <text:p>20.7455505911</text:p>
              </table:table-cell>
              <table:table-cell office:value-type="float" office:value="73.0342694555">
                <text:p>73.0342694555</text:p>
              </table:table-cell>
              <table:table-cell office:value-type="float" office:value="100.86529256">
                <text:p>100.86529256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93.7711766825">
                <text:p>93.7711766825</text:p>
              </table:table-cell>
              <table:table-cell office:value-type="float" office:value="20.7213901852">
                <text:p>20.7213901852</text:p>
              </table:table-cell>
              <table:table-cell office:value-type="float" office:value="73.0497864973">
                <text:p>73.0497864973</text:p>
              </table:table-cell>
              <table:table-cell office:value-type="float" office:value="104.601096859">
                <text:p>104.601096859</text:p>
              </table:table-cell>
            </table:table-row>
            <table:table-row>
              <table:table-cell office:value-type="float" office:value="1.065">
                <text:p>1.065</text:p>
              </table:table-cell>
              <table:table-cell office:value-type="float" office:value="93.7683454031">
                <text:p>93.7683454031</text:p>
              </table:table-cell>
              <table:table-cell office:value-type="float" office:value="20.5039199671">
                <text:p>20.5039199671</text:p>
              </table:table-cell>
              <table:table-cell office:value-type="float" office:value="73.264425436">
                <text:p>73.264425436</text:p>
              </table:table-cell>
              <table:table-cell office:value-type="float" office:value="108.475266234">
                <text:p>108.475266234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93.7630201752">
                <text:p>93.7630201752</text:p>
              </table:table-cell>
              <table:table-cell office:value-type="float" office:value="20.4955068298">
                <text:p>20.4955068298</text:p>
              </table:table-cell>
              <table:table-cell office:value-type="float" office:value="73.2675133455">
                <text:p>73.2675133455</text:p>
              </table:table-cell>
              <table:table-cell office:value-type="float" office:value="112.492925388">
                <text:p>112.492925388</text:p>
              </table:table-cell>
            </table:table-row>
            <table:table-row>
              <table:table-cell office:value-type="float" office:value="1.095">
                <text:p>1.095</text:p>
              </table:table-cell>
              <table:table-cell office:value-type="float" office:value="93.7637624631">
                <text:p>93.7637624631</text:p>
              </table:table-cell>
              <table:table-cell office:value-type="float" office:value="20.5146014373">
                <text:p>20.5146014373</text:p>
              </table:table-cell>
              <table:table-cell office:value-type="float" office:value="73.2491610258">
                <text:p>73.2491610258</text:p>
              </table:table-cell>
              <table:table-cell office:value-type="float" office:value="116.659388834">
                <text:p>116.659388834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93.7531442211">
                <text:p>93.7531442211</text:p>
              </table:table-cell>
              <table:table-cell office:value-type="float" office:value="20.5510495765">
                <text:p>20.5510495765</text:p>
              </table:table-cell>
              <table:table-cell office:value-type="float" office:value="73.2020946447">
                <text:p>73.2020946447</text:p>
              </table:table-cell>
              <table:table-cell office:value-type="float" office:value="120.980167918">
                <text:p>120.980167918</text:p>
              </table:table-cell>
            </table:table-row>
            <table:table-row>
              <table:table-cell office:value-type="float" office:value="1.125">
                <text:p>1.125</text:p>
              </table:table-cell>
              <table:table-cell office:value-type="float" office:value="93.7478798833">
                <text:p>93.7478798833</text:p>
              </table:table-cell>
              <table:table-cell office:value-type="float" office:value="20.5940798434">
                <text:p>20.5940798434</text:p>
              </table:table-cell>
              <table:table-cell office:value-type="float" office:value="73.1538000398">
                <text:p>73.1538000398</text:p>
              </table:table-cell>
              <table:table-cell office:value-type="float" office:value="125.460978116">
                <text:p>125.460978116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93.7417340475">
                <text:p>93.7417340475</text:p>
              </table:table-cell>
              <table:table-cell office:value-type="float" office:value="20.3285557155">
                <text:p>20.3285557155</text:p>
              </table:table-cell>
              <table:table-cell office:value-type="float" office:value="73.4131783321">
                <text:p>73.4131783321</text:p>
              </table:table-cell>
              <table:table-cell office:value-type="float" office:value="130.107746589">
                <text:p>130.107746589</text:p>
              </table:table-cell>
            </table:table-row>
            <table:table-row>
              <table:table-cell office:value-type="float" office:value="1.155">
                <text:p>1.155</text:p>
              </table:table-cell>
              <table:table-cell office:value-type="float" office:value="93.7297403952">
                <text:p>93.7297403952</text:p>
              </table:table-cell>
              <table:table-cell office:value-type="float" office:value="20.3712472146">
                <text:p>20.3712472146</text:p>
              </table:table-cell>
              <table:table-cell office:value-type="float" office:value="73.3584931806">
                <text:p>73.3584931806</text:p>
              </table:table-cell>
              <table:table-cell office:value-type="float" office:value="134.926620027">
                <text:p>134.926620027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93.9386181402">
                <text:p>93.9386181402</text:p>
              </table:table-cell>
              <table:table-cell office:value-type="float" office:value="20.8160701895">
                <text:p>20.8160701895</text:p>
              </table:table-cell>
              <table:table-cell office:value-type="float" office:value="73.1225479507">
                <text:p>73.1225479507</text:p>
              </table:table-cell>
              <table:table-cell office:value-type="float" office:value="139.923972778">
                <text:p>139.923972778</text:p>
              </table:table-cell>
            </table:table-row>
            <table:table-row>
              <table:table-cell office:value-type="float" office:value="1.185">
                <text:p>1.185</text:p>
              </table:table-cell>
              <table:table-cell office:value-type="float" office:value="93.6928155155">
                <text:p>93.6928155155</text:p>
              </table:table-cell>
              <table:table-cell office:value-type="float" office:value="23.6872007339">
                <text:p>23.6872007339</text:p>
              </table:table-cell>
              <table:table-cell office:value-type="float" office:value="70.0056147816">
                <text:p>70.0056147816</text:p>
              </table:table-cell>
              <table:table-cell office:value-type="float" office:value="145.10641528">
                <text:p>145.1064152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93.6767549777">
                <text:p>93.6767549777</text:p>
              </table:table-cell>
              <table:table-cell office:value-type="float" office:value="23.47618968">
                <text:p>23.47618968</text:p>
              </table:table-cell>
              <table:table-cell office:value-type="float" office:value="70.2005652977">
                <text:p>70.2005652977</text:p>
              </table:table-cell>
              <table:table-cell office:value-type="float" office:value="150.480802806">
                <text:p>150.480802806</text:p>
              </table:table-cell>
            </table:table-row>
            <table:table-row>
              <table:table-cell office:value-type="float" office:value="1.215">
                <text:p>1.215</text:p>
              </table:table-cell>
              <table:table-cell office:value-type="float" office:value="93.6380166224">
                <text:p>93.6380166224</text:p>
              </table:table-cell>
              <table:table-cell office:value-type="float" office:value="23.3581076649">
                <text:p>23.3581076649</text:p>
              </table:table-cell>
              <table:table-cell office:value-type="float" office:value="70.2799089576">
                <text:p>70.2799089576</text:p>
              </table:table-cell>
              <table:table-cell office:value-type="float" office:value="156.054244531">
                <text:p>156.054244531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93.6008655085">
                <text:p>93.6008655085</text:p>
              </table:table-cell>
              <table:table-cell office:value-type="float" office:value="23.2833736134">
                <text:p>23.2833736134</text:p>
              </table:table-cell>
              <table:table-cell office:value-type="float" office:value="70.3174918951">
                <text:p>70.3174918951</text:p>
              </table:table-cell>
              <table:table-cell office:value-type="float" office:value="161.834112937">
                <text:p>161.834112937</text:p>
              </table:table-cell>
            </table:table-row>
            <table:table-row>
              <table:table-cell office:value-type="float" office:value="1.245">
                <text:p>1.245</text:p>
              </table:table-cell>
              <table:table-cell office:value-type="float" office:value="93.5727705696">
                <text:p>93.5727705696</text:p>
              </table:table-cell>
              <table:table-cell office:value-type="float" office:value="23.2158580895">
                <text:p>23.2158580895</text:p>
              </table:table-cell>
              <table:table-cell office:value-type="float" office:value="70.3569124801">
                <text:p>70.3569124801</text:p>
              </table:table-cell>
              <table:table-cell office:value-type="float" office:value="167.828053564">
                <text:p>167.828053564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80.958653983">
                <text:p>180.958653983</text:p>
              </table:table-cell>
              <table:table-cell office:value-type="float" office:value="45.0725359342">
                <text:p>45.0725359342</text:p>
              </table:table-cell>
              <table:table-cell office:value-type="float" office:value="135.886118049">
                <text:p>135.886118049</text:p>
              </table:table-cell>
              <table:table-cell office:value-type="float" office:value="174.043995125">
                <text:p>174.043995125</text:p>
              </table:table-cell>
            </table:table-row>
            <table:table-row>
              <table:table-cell office:value-type="float" office:value="1.275">
                <text:p>1.275</text:p>
              </table:table-cell>
              <table:table-cell office:value-type="float" office:value="180.941915223">
                <text:p>180.941915223</text:p>
              </table:table-cell>
              <table:table-cell office:value-type="float" office:value="45.0674538253">
                <text:p>45.0674538253</text:p>
              </table:table-cell>
              <table:table-cell office:value-type="float" office:value="135.874461398">
                <text:p>135.874461398</text:p>
              </table:table-cell>
              <table:table-cell office:value-type="float" office:value="180.490159994">
                <text:p>180.490159994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180.912776442">
                <text:p>180.912776442</text:p>
              </table:table-cell>
              <table:table-cell office:value-type="float" office:value="45.0256063137">
                <text:p>45.0256063137</text:p>
              </table:table-cell>
              <table:table-cell office:value-type="float" office:value="135.887170128">
                <text:p>135.887170128</text:p>
              </table:table-cell>
              <table:table-cell office:value-type="float" office:value="187.175075078">
                <text:p>187.175075078</text:p>
              </table:table-cell>
            </table:table-row>
            <table:table-row>
              <table:table-cell office:value-type="float" office:value="1.305">
                <text:p>1.305</text:p>
              </table:table-cell>
              <table:table-cell office:value-type="float" office:value="180.898854487">
                <text:p>180.898854487</text:p>
              </table:table-cell>
              <table:table-cell office:value-type="float" office:value="44.71980195">
                <text:p>44.71980195</text:p>
              </table:table-cell>
              <table:table-cell office:value-type="float" office:value="136.179052537">
                <text:p>136.179052537</text:p>
              </table:table-cell>
              <table:table-cell office:value-type="float" office:value="194.107583105">
                <text:p>194.10758310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80.876354718">
                <text:p>180.876354718</text:p>
              </table:table-cell>
              <table:table-cell office:value-type="float" office:value="44.7489362422">
                <text:p>44.7489362422</text:p>
              </table:table-cell>
              <table:table-cell office:value-type="float" office:value="136.127418476">
                <text:p>136.127418476</text:p>
              </table:table-cell>
              <table:table-cell office:value-type="float" office:value="201.296854312">
                <text:p>201.296854312</text:p>
              </table:table-cell>
            </table:table-row>
            <table:table-row>
              <table:table-cell office:value-type="float" office:value="1.335">
                <text:p>1.335</text:p>
              </table:table-cell>
              <table:table-cell office:value-type="float" office:value="180.856818599">
                <text:p>180.856818599</text:p>
              </table:table-cell>
              <table:table-cell office:value-type="float" office:value="44.7327418621">
                <text:p>44.7327418621</text:p>
              </table:table-cell>
              <table:table-cell office:value-type="float" office:value="136.124076737">
                <text:p>136.124076737</text:p>
              </table:table-cell>
              <table:table-cell office:value-type="float" office:value="208.752398581">
                <text:p>208.752398581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80.838524151">
                <text:p>180.838524151</text:p>
              </table:table-cell>
              <table:table-cell office:value-type="float" office:value="44.7259753154">
                <text:p>44.7259753154</text:p>
              </table:table-cell>
              <table:table-cell office:value-type="float" office:value="136.112548836">
                <text:p>136.112548836</text:p>
              </table:table-cell>
              <table:table-cell office:value-type="float" office:value="216.484078016">
                <text:p>216.484078016</text:p>
              </table:table-cell>
            </table:table-row>
            <table:table-row>
              <table:table-cell office:value-type="float" office:value="1.365">
                <text:p>1.365</text:p>
              </table:table-cell>
              <table:table-cell office:value-type="float" office:value="180.820734545">
                <text:p>180.820734545</text:p>
              </table:table-cell>
              <table:table-cell office:value-type="float" office:value="44.8147285669">
                <text:p>44.8147285669</text:p>
              </table:table-cell>
              <table:table-cell office:value-type="float" office:value="136.006005978">
                <text:p>136.006005978</text:p>
              </table:table-cell>
              <table:table-cell office:value-type="float" office:value="224.50211999">
                <text:p>224.50211999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80.796932227">
                <text:p>180.796932227</text:p>
              </table:table-cell>
              <table:table-cell office:value-type="float" office:value="44.3284017704">
                <text:p>44.3284017704</text:p>
              </table:table-cell>
              <table:table-cell office:value-type="float" office:value="136.468530456">
                <text:p>136.468530456</text:p>
              </table:table-cell>
              <table:table-cell office:value-type="float" office:value="232.817130673">
                <text:p>232.817130673</text:p>
              </table:table-cell>
            </table:table-row>
            <table:table-row>
              <table:table-cell office:value-type="float" office:value="1.395">
                <text:p>1.395</text:p>
              </table:table-cell>
              <table:table-cell office:value-type="float" office:value="180.798013065">
                <text:p>180.798013065</text:p>
              </table:table-cell>
              <table:table-cell office:value-type="float" office:value="44.4180750218">
                <text:p>44.4180750218</text:p>
              </table:table-cell>
              <table:table-cell office:value-type="float" office:value="136.379938043">
                <text:p>136.379938043</text:p>
              </table:table-cell>
              <table:table-cell office:value-type="float" office:value="241.440109061">
                <text:p>241.440109061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180.749538183">
                <text:p>180.749538183</text:p>
              </table:table-cell>
              <table:table-cell office:value-type="float" office:value="44.5617954335">
                <text:p>44.5617954335</text:p>
              </table:table-cell>
              <table:table-cell office:value-type="float" office:value="136.18774275">
                <text:p>136.18774275</text:p>
              </table:table-cell>
              <table:table-cell office:value-type="float" office:value="250.382461526">
                <text:p>250.382461526</text:p>
              </table:table-cell>
            </table:table-row>
            <table:table-row>
              <table:table-cell office:value-type="float" office:value="1.425">
                <text:p>1.425</text:p>
              </table:table-cell>
              <table:table-cell office:value-type="float" office:value="180.711813188">
                <text:p>180.711813188</text:p>
              </table:table-cell>
              <table:table-cell office:value-type="float" office:value="44.2699333053">
                <text:p>44.2699333053</text:p>
              </table:table-cell>
              <table:table-cell office:value-type="float" office:value="136.441879883">
                <text:p>136.441879883</text:p>
              </table:table-cell>
              <table:table-cell office:value-type="float" office:value="259.656016905">
                <text:p>259.65601690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80.686845784">
                <text:p>180.686845784</text:p>
              </table:table-cell>
              <table:table-cell office:value-type="float" office:value="50.2835127159">
                <text:p>50.2835127159</text:p>
              </table:table-cell>
              <table:table-cell office:value-type="float" office:value="130.403333068">
                <text:p>130.403333068</text:p>
              </table:table-cell>
              <table:table-cell office:value-type="float" office:value="269.273042145">
                <text:p>269.273042145</text:p>
              </table:table-cell>
            </table:table-row>
            <table:table-row>
              <table:table-cell office:value-type="float" office:value="1.455">
                <text:p>1.455</text:p>
              </table:table-cell>
              <table:table-cell office:value-type="float" office:value="180.519231045">
                <text:p>180.519231045</text:p>
              </table:table-cell>
              <table:table-cell office:value-type="float" office:value="50.021149675">
                <text:p>50.021149675</text:p>
              </table:table-cell>
              <table:table-cell office:value-type="float" office:value="130.49808137">
                <text:p>130.49808137</text:p>
              </table:table-cell>
              <table:table-cell office:value-type="float" office:value="279.246258532">
                <text:p>279.246258532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180.350093485">
                <text:p>180.350093485</text:p>
              </table:table-cell>
              <table:table-cell office:value-type="float" office:value="49.9202207482">
                <text:p>49.9202207482</text:p>
              </table:table-cell>
              <table:table-cell office:value-type="float" office:value="130.429872737">
                <text:p>130.429872737</text:p>
              </table:table-cell>
              <table:table-cell office:value-type="float" office:value="289.588858517">
                <text:p>289.588858517</text:p>
              </table:table-cell>
            </table:table-row>
            <table:table-row>
              <table:table-cell office:value-type="float" office:value="1.485">
                <text:p>1.485</text:p>
              </table:table-cell>
              <table:table-cell office:value-type="float" office:value="180.22755104">
                <text:p>180.22755104</text:p>
              </table:table-cell>
              <table:table-cell office:value-type="float" office:value="49.8971326106">
                <text:p>49.8971326106</text:p>
              </table:table-cell>
              <table:table-cell office:value-type="float" office:value="130.33041843">
                <text:p>130.33041843</text:p>
              </table:table-cell>
              <table:table-cell office:value-type="float" office:value="300.314523167">
                <text:p>300.31452316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52.939392394">
                <text:p>352.939392394</text:p>
              </table:table-cell>
              <table:table-cell office:value-type="float" office:value="99.5949082235">
                <text:p>99.5949082235</text:p>
              </table:table-cell>
              <table:table-cell office:value-type="float" office:value="253.344484171">
                <text:p>253.344484171</text:p>
              </table:table-cell>
              <table:table-cell office:value-type="float" office:value="311.437440263">
                <text:p>311.437440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